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ahoma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ahoma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Tahoma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ahoma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 fo:font-weight="bold" style:font-weight-asian="bold" style:font-weight-complex="bold"/>
    </style:style>
    <style:style style:name="ce8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ext-properties style:font-name="Tahoma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6" table:default-cell-style-name="ce5"/>
        <table:table-column table:style-name="co1" table:number-columns-repeated="2" table:default-cell-style-name="Default"/>
        <table:table-column table:style-name="co1" table:number-columns-repeated="1015" table:default-cell-style-name="ce5"/>
        <table:table-row table:style-name="ro1">
          <table:table-cell table:style-name="ce1"/>
          <table:table-cell table:number-columns-repeated="2"/>
          <table:table-cell table:style-name="ce6"/>
          <table:table-cell table:number-columns-repeated="3"/>
          <table:table-cell>
            <draw:frame table:end-cell-address="Sheet1.P18" table:end-x="0.0209in" table:end-y="0.1339in" draw:z-index="0" draw:style-name="gr1" draw:text-style-name="P1" svg:width="6.2988in" svg:height="2.9961in" svg:x="0.8343in" svg:y="0.1602in">
              <draw:object draw:notify-on-update-of-ranges="Sheet1.A5:Sheet1.A5 Sheet1.A6:Sheet1.A27 Sheet1.B5:Sheet1.B5 Sheet1.B6:Sheet1.B27 Sheet1.C5:Sheet1.C5 Sheet1.C6:Sheet1.C27 Sheet1.D5:Sheet1.D5 Sheet1.D6:Sheet1.D27 Sheet1.E5:Sheet1.E5 Sheet1.E6:Sheet1.E27 Sheet1.F5:Sheet1.F5 Sheet1.F6:Sheet1.F27 Sheet1.G5:Sheet1.G5 Sheet1.G6:Sheet1.G2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1" office:value-type="string" table:number-columns-spanned="2" table:number-rows-spanned="1">
            <text:p>Size of stocks:</text:p>
          </table:table-cell>
          <table:covered-table-cell/>
          <table:table-cell/>
          <table:table-cell table:style-name="ce7" office:value-type="float" office:value="230">
            <text:p>230</text:p>
          </table:table-cell>
          <table:table-cell table:number-columns-repeated="1020"/>
        </table:table-row>
        <table:table-row table:style-name="ro1">
          <table:table-cell table:style-name="ce1" office:value-type="string" table:number-columns-spanned="2" table:number-rows-spanned="1">
            <text:p>Simulation amount:</text:p>
          </table:table-cell>
          <table:covered-table-cell/>
          <table:table-cell/>
          <table:table-cell table:style-name="ce7" office:value-type="float" office:value="72">
            <text:p>7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Days</text:p>
          </table:table-cell>
          <table:table-cell table:style-name="ce3" office:value-type="string">
            <text:p>Threads: 1</text:p>
          </table:table-cell>
          <table:table-cell table:style-name="ce3" office:value-type="string">
            <text:p>Threads: 2</text:p>
          </table:table-cell>
          <table:table-cell table:style-name="ce3" office:value-type="string">
            <text:p>Threads: 3</text:p>
          </table:table-cell>
          <table:table-cell table:style-name="ce3" office:value-type="string">
            <text:p>Threads: 4</text:p>
          </table:table-cell>
          <table:table-cell table:style-name="ce3" office:value-type="string">
            <text:p>Threads: 5</text:p>
          </table:table-cell>
          <table:table-cell table:style-name="ce3" office:value-type="string">
            <text:p>Threads: 6</text:p>
          </table:table-cell>
          <table:table-cell table:number-columns-repeated="1017"/>
        </table:table-row>
        <table:table-row table:style-name="ro1">
          <table:table-cell table:style-name="ce4" office:value-type="float" office:value="10">
            <text:p>10</text:p>
          </table:table-cell>
          <table:table-cell office:value-type="float" office:value="0.047611584">
            <text:p>0.047611584</text:p>
          </table:table-cell>
          <table:table-cell office:value-type="float" office:value="0.024263273">
            <text:p>0.024263273</text:p>
          </table:table-cell>
          <table:table-cell office:value-type="float" office:value="0.018043265">
            <text:p>0.018043265</text:p>
          </table:table-cell>
          <table:table-cell office:value-type="float" office:value="0.014854348">
            <text:p>0.014854348</text:p>
          </table:table-cell>
          <table:table-cell table:style-name="Default" office:value-type="float" office:value="0.014559439">
            <text:p>0.014559439</text:p>
          </table:table-cell>
          <table:table-cell table:style-name="Default" office:value-type="float" office:value="0.014243276">
            <text:p>0.014243276</text:p>
          </table:table-cell>
          <table:table-cell/>
          <table:table-cell table:style-name="ce8"/>
          <table:table-cell table:style-name="ce9"/>
          <table:table-cell/>
          <table:table-cell table:style-name="ce10"/>
          <table:table-cell table:number-columns-repeated="1012"/>
        </table:table-row>
        <table:table-row table:style-name="ro1">
          <table:table-cell table:style-name="ce4" office:value-type="float" office:value="11">
            <text:p>11</text:p>
          </table:table-cell>
          <table:table-cell office:value-type="float" office:value="0.044346695">
            <text:p>0.044346695</text:p>
          </table:table-cell>
          <table:table-cell office:value-type="float" office:value="0.023994665">
            <text:p>0.023994665</text:p>
          </table:table-cell>
          <table:table-cell office:value-type="float" office:value="0.017223092">
            <text:p>0.017223092</text:p>
          </table:table-cell>
          <table:table-cell office:value-type="float" office:value="0.01481849">
            <text:p>0.01481849</text:p>
          </table:table-cell>
          <table:table-cell table:style-name="Default" office:value-type="float" office:value="0.014714784">
            <text:p>0.014714784</text:p>
          </table:table-cell>
          <table:table-cell table:style-name="Default" office:value-type="float" office:value="0.013355256">
            <text:p>0.013355256</text:p>
          </table:table-cell>
          <table:table-cell/>
          <table:table-cell table:style-name="ce8"/>
          <table:table-cell table:style-name="ce9"/>
          <table:table-cell/>
          <table:table-cell table:style-name="ce10"/>
          <table:table-cell table:number-columns-repeated="1012"/>
        </table:table-row>
        <table:table-row table:style-name="ro1">
          <table:table-cell table:style-name="ce4" office:value-type="float" office:value="12">
            <text:p>12</text:p>
          </table:table-cell>
          <table:table-cell office:value-type="float" office:value="0.043819828">
            <text:p>0.043819828</text:p>
          </table:table-cell>
          <table:table-cell office:value-type="float" office:value="0.024141307">
            <text:p>0.024141307</text:p>
          </table:table-cell>
          <table:table-cell office:value-type="float" office:value="0.017979309">
            <text:p>0.017979309</text:p>
          </table:table-cell>
          <table:table-cell office:value-type="float" office:value="0.014955766">
            <text:p>0.014955766</text:p>
          </table:table-cell>
          <table:table-cell table:style-name="Default" office:value-type="float" office:value="0.014181908">
            <text:p>0.014181908</text:p>
          </table:table-cell>
          <table:table-cell table:style-name="Default" office:value-type="float" office:value="0.013653415">
            <text:p>0.013653415</text:p>
          </table:table-cell>
          <table:table-cell/>
          <table:table-cell table:style-name="ce8"/>
          <table:table-cell table:style-name="ce9"/>
          <table:table-cell table:number-columns-repeated="1014"/>
        </table:table-row>
        <table:table-row table:style-name="ro1">
          <table:table-cell table:style-name="ce4" office:value-type="float" office:value="13">
            <text:p>13</text:p>
          </table:table-cell>
          <table:table-cell office:value-type="float" office:value="0.045333759">
            <text:p>0.045333759</text:p>
          </table:table-cell>
          <table:table-cell office:value-type="float" office:value="0.024345532">
            <text:p>0.024345532</text:p>
          </table:table-cell>
          <table:table-cell office:value-type="float" office:value="0.018525336">
            <text:p>0.018525336</text:p>
          </table:table-cell>
          <table:table-cell office:value-type="float" office:value="0.01554445">
            <text:p>0.01554445</text:p>
          </table:table-cell>
          <table:table-cell table:style-name="Default" office:value-type="float" office:value="0.014704606">
            <text:p>0.014704606</text:p>
          </table:table-cell>
          <table:table-cell table:style-name="Default" office:value-type="float" office:value="0.014315977">
            <text:p>0.014315977</text:p>
          </table:table-cell>
          <table:table-cell/>
          <table:table-cell table:style-name="ce8"/>
          <table:table-cell table:style-name="ce9"/>
          <table:table-cell table:number-columns-repeated="1014"/>
        </table:table-row>
        <table:table-row table:style-name="ro1">
          <table:table-cell table:style-name="ce4" office:value-type="float" office:value="14">
            <text:p>14</text:p>
          </table:table-cell>
          <table:table-cell office:value-type="float" office:value="0.047229477">
            <text:p>0.047229477</text:p>
          </table:table-cell>
          <table:table-cell office:value-type="float" office:value="0.025360436">
            <text:p>0.025360436</text:p>
          </table:table-cell>
          <table:table-cell office:value-type="float" office:value="0.019043693">
            <text:p>0.019043693</text:p>
          </table:table-cell>
          <table:table-cell office:value-type="float" office:value="0.016085259">
            <text:p>0.016085259</text:p>
          </table:table-cell>
          <table:table-cell table:style-name="Default" office:value-type="float" office:value="0.015049165">
            <text:p>0.015049165</text:p>
          </table:table-cell>
          <table:table-cell table:style-name="Default" office:value-type="float" office:value="0.014182699">
            <text:p>0.014182699</text:p>
          </table:table-cell>
          <table:table-cell/>
          <table:table-cell table:style-name="ce8"/>
          <table:table-cell table:style-name="ce9"/>
          <table:table-cell table:number-columns-repeated="1014"/>
        </table:table-row>
        <table:table-row table:style-name="ro1">
          <table:table-cell table:style-name="ce4" office:value-type="float" office:value="15">
            <text:p>15</text:p>
          </table:table-cell>
          <table:table-cell office:value-type="float" office:value="0.050549084">
            <text:p>0.050549084</text:p>
          </table:table-cell>
          <table:table-cell office:value-type="float" office:value="0.02900091">
            <text:p>0.02900091</text:p>
          </table:table-cell>
          <table:table-cell office:value-type="float" office:value="0.020633704">
            <text:p>0.020633704</text:p>
          </table:table-cell>
          <table:table-cell office:value-type="float" office:value="0.016697614">
            <text:p>0.016697614</text:p>
          </table:table-cell>
          <table:table-cell table:style-name="Default" office:value-type="float" office:value="0.015281123">
            <text:p>0.015281123</text:p>
          </table:table-cell>
          <table:table-cell table:style-name="Default" office:value-type="float" office:value="0.014610458">
            <text:p>0.014610458</text:p>
          </table:table-cell>
          <table:table-cell/>
          <table:table-cell table:style-name="ce8"/>
          <table:table-cell table:style-name="ce9"/>
          <table:table-cell table:number-columns-repeated="1014"/>
        </table:table-row>
        <table:table-row table:style-name="ro1">
          <table:table-cell table:style-name="ce4" office:value-type="float" office:value="16">
            <text:p>16</text:p>
          </table:table-cell>
          <table:table-cell office:value-type="float" office:value="0.052328737">
            <text:p>0.052328737</text:p>
          </table:table-cell>
          <table:table-cell office:value-type="float" office:value="0.029667235">
            <text:p>0.029667235</text:p>
          </table:table-cell>
          <table:table-cell office:value-type="float" office:value="0.020198375">
            <text:p>0.020198375</text:p>
          </table:table-cell>
          <table:table-cell office:value-type="float" office:value="0.016674393">
            <text:p>0.016674393</text:p>
          </table:table-cell>
          <table:table-cell table:style-name="Default" office:value-type="float" office:value="0.016240091">
            <text:p>0.016240091</text:p>
          </table:table-cell>
          <table:table-cell table:style-name="Default" office:value-type="float" office:value="0.015091823">
            <text:p>0.015091823</text:p>
          </table:table-cell>
          <table:table-cell/>
          <table:table-cell table:style-name="ce8"/>
          <table:table-cell table:style-name="ce9"/>
          <table:table-cell table:number-columns-repeated="1014"/>
        </table:table-row>
        <table:table-row table:style-name="ro1">
          <table:table-cell table:style-name="ce4" office:value-type="float" office:value="17">
            <text:p>17</text:p>
          </table:table-cell>
          <table:table-cell office:value-type="float" office:value="0.050935211">
            <text:p>0.050935211</text:p>
          </table:table-cell>
          <table:table-cell office:value-type="float" office:value="0.027445732">
            <text:p>0.027445732</text:p>
          </table:table-cell>
          <table:table-cell office:value-type="float" office:value="0.019795377">
            <text:p>0.019795377</text:p>
          </table:table-cell>
          <table:table-cell office:value-type="float" office:value="0.0175548">
            <text:p>0.0175548</text:p>
          </table:table-cell>
          <table:table-cell table:style-name="Default" office:value-type="float" office:value="0.015888539">
            <text:p>0.015888539</text:p>
          </table:table-cell>
          <table:table-cell table:style-name="Default" office:value-type="float" office:value="0.015323183">
            <text:p>0.015323183</text:p>
          </table:table-cell>
          <table:table-cell/>
          <table:table-cell table:style-name="ce8"/>
          <table:table-cell table:style-name="ce9"/>
          <table:table-cell table:number-columns-repeated="1014"/>
        </table:table-row>
        <table:table-row table:style-name="ro1">
          <table:table-cell table:style-name="ce4" office:value-type="float" office:value="18">
            <text:p>18</text:p>
          </table:table-cell>
          <table:table-cell office:value-type="float" office:value="0.052607181">
            <text:p>0.052607181</text:p>
          </table:table-cell>
          <table:table-cell office:value-type="float" office:value="0.027219248">
            <text:p>0.027219248</text:p>
          </table:table-cell>
          <table:table-cell office:value-type="float" office:value="0.020730075">
            <text:p>0.020730075</text:p>
          </table:table-cell>
          <table:table-cell office:value-type="float" office:value="0.017167818">
            <text:p>0.017167818</text:p>
          </table:table-cell>
          <table:table-cell table:style-name="Default" office:value-type="float" office:value="0.016324296">
            <text:p>0.016324296</text:p>
          </table:table-cell>
          <table:table-cell table:style-name="Default" office:value-type="float" office:value="0.015471578">
            <text:p>0.015471578</text:p>
          </table:table-cell>
          <table:table-cell/>
          <table:table-cell table:style-name="ce8"/>
          <table:table-cell table:style-name="ce9"/>
          <table:table-cell table:number-columns-repeated="1014"/>
        </table:table-row>
        <table:table-row table:style-name="ro1">
          <table:table-cell table:style-name="ce4" office:value-type="float" office:value="19">
            <text:p>19</text:p>
          </table:table-cell>
          <table:table-cell office:value-type="float" office:value="0.053363057">
            <text:p>0.053363057</text:p>
          </table:table-cell>
          <table:table-cell office:value-type="float" office:value="0.028975422">
            <text:p>0.028975422</text:p>
          </table:table-cell>
          <table:table-cell office:value-type="float" office:value="0.021518559">
            <text:p>0.021518559</text:p>
          </table:table-cell>
          <table:table-cell office:value-type="float" office:value="0.017824606">
            <text:p>0.017824606</text:p>
          </table:table-cell>
          <table:table-cell table:style-name="Default" office:value-type="float" office:value="0.01676946">
            <text:p>0.01676946</text:p>
          </table:table-cell>
          <table:table-cell table:style-name="Default" office:value-type="float" office:value="0.016192878">
            <text:p>0.016192878</text:p>
          </table:table-cell>
          <table:table-cell/>
          <table:table-cell table:style-name="ce8"/>
          <table:table-cell table:style-name="ce9"/>
          <table:table-cell table:number-columns-repeated="1014"/>
        </table:table-row>
        <table:table-row table:style-name="ro1">
          <table:table-cell table:style-name="ce4" office:value-type="float" office:value="20">
            <text:p>20</text:p>
          </table:table-cell>
          <table:table-cell office:value-type="float" office:value="0.056246737">
            <text:p>0.056246737</text:p>
          </table:table-cell>
          <table:table-cell office:value-type="float" office:value="0.030667899">
            <text:p>0.030667899</text:p>
          </table:table-cell>
          <table:table-cell office:value-type="float" office:value="0.021992846">
            <text:p>0.021992846</text:p>
          </table:table-cell>
          <table:table-cell office:value-type="float" office:value="0.018843423">
            <text:p>0.018843423</text:p>
          </table:table-cell>
          <table:table-cell table:style-name="Default" office:value-type="float" office:value="0.016912937">
            <text:p>0.016912937</text:p>
          </table:table-cell>
          <table:table-cell table:style-name="Default" office:value-type="float" office:value="0.016555228">
            <text:p>0.016555228</text:p>
          </table:table-cell>
          <table:table-cell/>
          <table:table-cell table:style-name="ce8"/>
          <table:table-cell table:style-name="ce9"/>
          <table:table-cell table:number-columns-repeated="1014"/>
        </table:table-row>
        <table:table-row table:style-name="ro1">
          <table:table-cell table:style-name="ce4" office:value-type="float" office:value="21">
            <text:p>21</text:p>
          </table:table-cell>
          <table:table-cell office:value-type="float" office:value="0.056969127">
            <text:p>0.056969127</text:p>
          </table:table-cell>
          <table:table-cell office:value-type="float" office:value="0.03105424">
            <text:p>0.03105424</text:p>
          </table:table-cell>
          <table:table-cell office:value-type="float" office:value="0.023356629">
            <text:p>0.023356629</text:p>
          </table:table-cell>
          <table:table-cell office:value-type="float" office:value="0.019278773">
            <text:p>0.019278773</text:p>
          </table:table-cell>
          <table:table-cell table:style-name="Default" office:value-type="float" office:value="0.017844813">
            <text:p>0.017844813</text:p>
          </table:table-cell>
          <table:table-cell table:style-name="Default" office:value-type="float" office:value="0.017719147">
            <text:p>0.017719147</text:p>
          </table:table-cell>
          <table:table-cell/>
          <table:table-cell table:style-name="ce8"/>
          <table:table-cell table:style-name="ce9"/>
          <table:table-cell table:number-columns-repeated="1014"/>
        </table:table-row>
        <table:table-row table:style-name="ro1">
          <table:table-cell table:style-name="ce4" office:value-type="float" office:value="22">
            <text:p>22</text:p>
          </table:table-cell>
          <table:table-cell office:value-type="float" office:value="0.060300152">
            <text:p>0.060300152</text:p>
          </table:table-cell>
          <table:table-cell office:value-type="float" office:value="0.030039228">
            <text:p>0.030039228</text:p>
          </table:table-cell>
          <table:table-cell office:value-type="float" office:value="0.02163349">
            <text:p>0.02163349</text:p>
          </table:table-cell>
          <table:table-cell office:value-type="float" office:value="0.018941997">
            <text:p>0.018941997</text:p>
          </table:table-cell>
          <table:table-cell table:style-name="Default" office:value-type="float" office:value="0.017691564">
            <text:p>0.017691564</text:p>
          </table:table-cell>
          <table:table-cell table:style-name="Default" office:value-type="float" office:value="0.017686859">
            <text:p>0.017686859</text:p>
          </table:table-cell>
          <table:table-cell>
            <draw:frame table:end-cell-address="Sheet1.P38" table:end-x="0.0209in" table:end-y="0.1154in" draw:z-index="1" draw:style-name="gr1" draw:text-style-name="P1" svg:width="6.2988in" svg:height="3.5429in" svg:x="0.8343in" svg:y="0.1287in">
              <draw:object draw:notify-on-update-of-ranges="Sheet1.A28:Sheet1.A40 Sheet1.B28:Sheet1.B28 Sheet1.B29:Sheet1.B40 Sheet1.C28:Sheet1.C28 Sheet1.C29:Sheet1.C40 Sheet1.D28:Sheet1.D28 Sheet1.D29:Sheet1.D40 Sheet1.E28:Sheet1.E28 Sheet1.E29:Sheet1.E40 Sheet1.F28:Sheet1.F28 Sheet1.F29:Sheet1.F40 Sheet1.G28:Sheet1.G28 Sheet1.G29:Sheet1.G4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8"/>
          <table:table-cell table:style-name="ce9"/>
          <table:table-cell table:number-columns-repeated="1014"/>
        </table:table-row>
        <table:table-row table:style-name="ro1">
          <table:table-cell table:style-name="ce4" office:value-type="float" office:value="23">
            <text:p>23</text:p>
          </table:table-cell>
          <table:table-cell office:value-type="float" office:value="0.058504825">
            <text:p>0.058504825</text:p>
          </table:table-cell>
          <table:table-cell office:value-type="float" office:value="0.034561586">
            <text:p>0.034561586</text:p>
          </table:table-cell>
          <table:table-cell office:value-type="float" office:value="0.028024238">
            <text:p>0.028024238</text:p>
          </table:table-cell>
          <table:table-cell office:value-type="float" office:value="0.027977902">
            <text:p>0.027977902</text:p>
          </table:table-cell>
          <table:table-cell table:style-name="Default" office:value-type="float" office:value="0.021621559">
            <text:p>0.021621559</text:p>
          </table:table-cell>
          <table:table-cell table:style-name="Default" office:value-type="float" office:value="0.020001933">
            <text:p>0.020001933</text:p>
          </table:table-cell>
          <table:table-cell/>
          <table:table-cell table:style-name="ce8"/>
          <table:table-cell table:style-name="ce9"/>
          <table:table-cell table:number-columns-repeated="1014"/>
        </table:table-row>
        <table:table-row table:style-name="ro1">
          <table:table-cell table:style-name="ce4" office:value-type="float" office:value="24">
            <text:p>24</text:p>
          </table:table-cell>
          <table:table-cell office:value-type="float" office:value="0.063892708">
            <text:p>0.063892708</text:p>
          </table:table-cell>
          <table:table-cell office:value-type="float" office:value="0.035763503">
            <text:p>0.035763503</text:p>
          </table:table-cell>
          <table:table-cell office:value-type="float" office:value="0.023835086">
            <text:p>0.023835086</text:p>
          </table:table-cell>
          <table:table-cell office:value-type="float" office:value="0.01981723">
            <text:p>0.01981723</text:p>
          </table:table-cell>
          <table:table-cell table:style-name="Default" office:value-type="float" office:value="0.018158688">
            <text:p>0.018158688</text:p>
          </table:table-cell>
          <table:table-cell table:style-name="Default" office:value-type="float" office:value="0.017670352">
            <text:p>0.017670352</text:p>
          </table:table-cell>
          <table:table-cell/>
          <table:table-cell table:style-name="ce8"/>
          <table:table-cell table:style-name="ce9"/>
          <table:table-cell table:number-columns-repeated="1014"/>
        </table:table-row>
        <table:table-row table:style-name="ro1">
          <table:table-cell table:style-name="ce4" office:value-type="float" office:value="25">
            <text:p>25</text:p>
          </table:table-cell>
          <table:table-cell office:value-type="float" office:value="0.059703983">
            <text:p>0.059703983</text:p>
          </table:table-cell>
          <table:table-cell office:value-type="float" office:value="0.034879695">
            <text:p>0.034879695</text:p>
          </table:table-cell>
          <table:table-cell office:value-type="float" office:value="0.028668988">
            <text:p>0.028668988</text:p>
          </table:table-cell>
          <table:table-cell office:value-type="float" office:value="0.025263551">
            <text:p>0.025263551</text:p>
          </table:table-cell>
          <table:table-cell table:style-name="Default" office:value-type="float" office:value="0.023140323">
            <text:p>0.023140323</text:p>
          </table:table-cell>
          <table:table-cell table:style-name="Default" office:value-type="float" office:value="0.020057335">
            <text:p>0.020057335</text:p>
          </table:table-cell>
          <table:table-cell/>
          <table:table-cell table:style-name="ce8"/>
          <table:table-cell table:style-name="ce9"/>
          <table:table-cell table:number-columns-repeated="1014"/>
        </table:table-row>
        <table:table-row table:style-name="ro1">
          <table:table-cell table:style-name="ce4" office:value-type="float" office:value="26">
            <text:p>26</text:p>
          </table:table-cell>
          <table:table-cell office:value-type="float" office:value="0.064684207">
            <text:p>0.064684207</text:p>
          </table:table-cell>
          <table:table-cell office:value-type="float" office:value="0.041086681">
            <text:p>0.041086681</text:p>
          </table:table-cell>
          <table:table-cell office:value-type="float" office:value="0.034072887">
            <text:p>0.034072887</text:p>
          </table:table-cell>
          <table:table-cell office:value-type="float" office:value="0.025879114">
            <text:p>0.025879114</text:p>
          </table:table-cell>
          <table:table-cell table:style-name="Default" office:value-type="float" office:value="0.020849689">
            <text:p>0.020849689</text:p>
          </table:table-cell>
          <table:table-cell table:style-name="Default" office:value-type="float" office:value="0.020110129">
            <text:p>0.020110129</text:p>
          </table:table-cell>
          <table:table-cell/>
          <table:table-cell table:style-name="ce8"/>
          <table:table-cell table:style-name="ce9"/>
          <table:table-cell table:number-columns-repeated="1014"/>
        </table:table-row>
        <table:table-row table:style-name="ro1">
          <table:table-cell table:style-name="ce4" office:value-type="float" office:value="27">
            <text:p>27</text:p>
          </table:table-cell>
          <table:table-cell office:value-type="float" office:value="0.063491977">
            <text:p>0.063491977</text:p>
          </table:table-cell>
          <table:table-cell office:value-type="float" office:value="0.035410262">
            <text:p>0.035410262</text:p>
          </table:table-cell>
          <table:table-cell office:value-type="float" office:value="0.028008372">
            <text:p>0.028008372</text:p>
          </table:table-cell>
          <table:table-cell office:value-type="float" office:value="0.023202845">
            <text:p>0.023202845</text:p>
          </table:table-cell>
          <table:table-cell table:style-name="Default" office:value-type="float" office:value="0.024487448">
            <text:p>0.024487448</text:p>
          </table:table-cell>
          <table:table-cell table:style-name="Default" office:value-type="float" office:value="0.021464888">
            <text:p>0.021464888</text:p>
          </table:table-cell>
          <table:table-cell/>
          <table:table-cell table:style-name="ce8"/>
          <table:table-cell table:style-name="ce9"/>
          <table:table-cell table:number-columns-repeated="1014"/>
        </table:table-row>
        <table:table-row table:style-name="ro1">
          <table:table-cell table:style-name="ce4" office:value-type="float" office:value="28">
            <text:p>28</text:p>
          </table:table-cell>
          <table:table-cell office:value-type="float" office:value="0.073993125">
            <text:p>0.073993125</text:p>
          </table:table-cell>
          <table:table-cell office:value-type="float" office:value="0.042579038">
            <text:p>0.042579038</text:p>
          </table:table-cell>
          <table:table-cell office:value-type="float" office:value="0.029801646">
            <text:p>0.029801646</text:p>
          </table:table-cell>
          <table:table-cell office:value-type="float" office:value="0.026161279">
            <text:p>0.026161279</text:p>
          </table:table-cell>
          <table:table-cell table:style-name="Default" office:value-type="float" office:value="0.023911486">
            <text:p>0.023911486</text:p>
          </table:table-cell>
          <table:table-cell table:style-name="Default" office:value-type="float" office:value="0.027090738">
            <text:p>0.027090738</text:p>
          </table:table-cell>
          <table:table-cell/>
          <table:table-cell table:style-name="ce8"/>
          <table:table-cell table:style-name="ce9"/>
          <table:table-cell table:number-columns-repeated="1014"/>
        </table:table-row>
        <table:table-row table:style-name="ro1">
          <table:table-cell table:style-name="ce4" office:value-type="float" office:value="29">
            <text:p>29</text:p>
          </table:table-cell>
          <table:table-cell office:value-type="float" office:value="0.100082772">
            <text:p>0.100082772</text:p>
          </table:table-cell>
          <table:table-cell office:value-type="float" office:value="0.047954668">
            <text:p>0.047954668</text:p>
          </table:table-cell>
          <table:table-cell office:value-type="float" office:value="0.031558976">
            <text:p>0.031558976</text:p>
          </table:table-cell>
          <table:table-cell office:value-type="float" office:value="0.027139875">
            <text:p>0.027139875</text:p>
          </table:table-cell>
          <table:table-cell table:style-name="Default" office:value-type="float" office:value="0.025027573">
            <text:p>0.025027573</text:p>
          </table:table-cell>
          <table:table-cell table:style-name="Default" office:value-type="float" office:value="0.025004608">
            <text:p>0.025004608</text:p>
          </table:table-cell>
          <table:table-cell/>
          <table:table-cell table:style-name="ce8"/>
          <table:table-cell table:style-name="ce9"/>
          <table:table-cell table:number-columns-repeated="1014"/>
        </table:table-row>
        <table:table-row table:style-name="ro1">
          <table:table-cell table:style-name="ce4" office:value-type="float" office:value="30">
            <text:p>30</text:p>
          </table:table-cell>
          <table:table-cell office:value-type="float" office:value="0.078214629">
            <text:p>0.078214629</text:p>
          </table:table-cell>
          <table:table-cell office:value-type="float" office:value="0.04244777">
            <text:p>0.04244777</text:p>
          </table:table-cell>
          <table:table-cell office:value-type="float" office:value="0.029380687">
            <text:p>0.029380687</text:p>
          </table:table-cell>
          <table:table-cell office:value-type="float" office:value="0.023811458">
            <text:p>0.023811458</text:p>
          </table:table-cell>
          <table:table-cell table:style-name="Default" office:value-type="float" office:value="0.022926561">
            <text:p>0.022926561</text:p>
          </table:table-cell>
          <table:table-cell table:style-name="Default" office:value-type="float" office:value="0.022404761">
            <text:p>0.022404761</text:p>
          </table:table-cell>
          <table:table-cell/>
          <table:table-cell table:style-name="ce8"/>
          <table:table-cell table:style-name="ce9"/>
          <table:table-cell table:number-columns-repeated="1014"/>
        </table:table-row>
        <table:table-row table:style-name="ro1">
          <table:table-cell table:style-name="ce4" office:value-type="float" office:value="31">
            <text:p>31</text:p>
          </table:table-cell>
          <table:table-cell office:value-type="float" office:value="0.071481652">
            <text:p>0.071481652</text:p>
          </table:table-cell>
          <table:table-cell office:value-type="float" office:value="0.039433079">
            <text:p>0.039433079</text:p>
          </table:table-cell>
          <table:table-cell office:value-type="float" office:value="0.031893592">
            <text:p>0.031893592</text:p>
          </table:table-cell>
          <table:table-cell office:value-type="float" office:value="0.028032278">
            <text:p>0.028032278</text:p>
          </table:table-cell>
          <table:table-cell table:style-name="Default" office:value-type="float" office:value="0.026527242">
            <text:p>0.026527242</text:p>
          </table:table-cell>
          <table:table-cell table:style-name="Default" office:value-type="float" office:value="0.022118448">
            <text:p>0.022118448</text:p>
          </table:table-cell>
          <table:table-cell/>
          <table:table-cell table:style-name="ce8"/>
          <table:table-cell table:style-name="ce9"/>
          <table:table-cell/>
          <table:table-cell table:style-name="ce10"/>
          <table:table-cell table:number-columns-repeated="1012"/>
        </table:table-row>
        <table:table-row table:style-name="ro1">
          <table:table-cell table:style-name="ce3" office:value-type="string">
            <text:p>Days</text:p>
          </table:table-cell>
          <table:table-cell table:style-name="ce3" office:value-type="string">
            <text:p>Threads: 1</text:p>
          </table:table-cell>
          <table:table-cell table:style-name="ce3" office:value-type="string">
            <text:p>Threads: 2</text:p>
          </table:table-cell>
          <table:table-cell table:style-name="ce3" office:value-type="string">
            <text:p>Threads: 3</text:p>
          </table:table-cell>
          <table:table-cell table:style-name="ce3" office:value-type="string">
            <text:p>Threads: 4</text:p>
          </table:table-cell>
          <table:table-cell table:style-name="ce3" office:value-type="string">
            <text:p>Threads: 5</text:p>
          </table:table-cell>
          <table:table-cell table:style-name="ce3" office:value-type="string">
            <text:p>Threads: 6</text:p>
          </table:table-cell>
          <table:table-cell/>
          <table:table-cell table:style-name="ce8"/>
          <table:table-cell table:style-name="ce9"/>
          <table:table-cell/>
          <table:table-cell table:style-name="ce10"/>
          <table:table-cell table:number-columns-repeated="1012"/>
        </table:table-row>
        <table:table-row table:style-name="ro1">
          <table:table-cell table:style-name="ce4" office:value-type="float" office:value="31">
            <text:p>31</text:p>
          </table:table-cell>
          <table:table-cell office:value-type="float" office:value="0.130675105">
            <text:p>0.130675105</text:p>
          </table:table-cell>
          <table:table-cell office:value-type="float" office:value="0.062073176">
            <text:p>0.062073176</text:p>
          </table:table-cell>
          <table:table-cell office:value-type="float" office:value="0.038650026">
            <text:p>0.038650026</text:p>
          </table:table-cell>
          <table:table-cell office:value-type="float" office:value="0.030048979">
            <text:p>0.030048979</text:p>
          </table:table-cell>
          <table:table-cell office:value-type="float" office:value="0.027925258">
            <text:p>0.027925258</text:p>
          </table:table-cell>
          <table:table-cell table:style-name="Default" office:value-type="float" office:value="0.021655236">
            <text:p>0.021655236</text:p>
          </table:table-cell>
          <table:table-cell/>
          <table:table-cell table:style-name="ce8"/>
          <table:table-cell table:style-name="ce9"/>
          <table:table-cell/>
          <table:table-cell table:style-name="ce10"/>
          <table:table-cell table:number-columns-repeated="1012"/>
        </table:table-row>
        <table:table-row table:style-name="ro1">
          <table:table-cell table:style-name="ce4" office:value-type="float" office:value="59">
            <text:p>59</text:p>
          </table:table-cell>
          <table:table-cell office:value-type="float" office:value="0.118607616">
            <text:p>0.118607616</text:p>
          </table:table-cell>
          <table:table-cell office:value-type="float" office:value="0.065041403">
            <text:p>0.065041403</text:p>
          </table:table-cell>
          <table:table-cell office:value-type="float" office:value="0.050043214">
            <text:p>0.050043214</text:p>
          </table:table-cell>
          <table:table-cell office:value-type="float" office:value="0.043608119">
            <text:p>0.043608119</text:p>
          </table:table-cell>
          <table:table-cell office:value-type="float" office:value="0.03689398">
            <text:p>0.03689398</text:p>
          </table:table-cell>
          <table:table-cell table:style-name="Default" office:value-type="float" office:value="0.035083301">
            <text:p>0.035083301</text:p>
          </table:table-cell>
          <table:table-cell/>
          <table:table-cell table:style-name="ce8"/>
          <table:table-cell table:style-name="ce9"/>
          <table:table-cell/>
          <table:table-cell table:style-name="ce10"/>
          <table:table-cell table:number-columns-repeated="1012"/>
        </table:table-row>
        <table:table-row table:style-name="ro1">
          <table:table-cell table:style-name="ce4" office:value-type="float" office:value="90">
            <text:p>90</text:p>
          </table:table-cell>
          <table:table-cell office:value-type="float" office:value="0.160523087">
            <text:p>0.160523087</text:p>
          </table:table-cell>
          <table:table-cell office:value-type="float" office:value="0.093940212">
            <text:p>0.093940212</text:p>
          </table:table-cell>
          <table:table-cell office:value-type="float" office:value="0.066823109">
            <text:p>0.066823109</text:p>
          </table:table-cell>
          <table:table-cell office:value-type="float" office:value="0.05966635">
            <text:p>0.05966635</text:p>
          </table:table-cell>
          <table:table-cell office:value-type="float" office:value="0.05099303">
            <text:p>0.05099303</text:p>
          </table:table-cell>
          <table:table-cell table:style-name="Default" office:value-type="float" office:value="0.050859175">
            <text:p>0.050859175</text:p>
          </table:table-cell>
          <table:table-cell/>
          <table:table-cell table:style-name="ce8"/>
          <table:table-cell table:style-name="ce9"/>
          <table:table-cell/>
          <table:table-cell table:style-name="ce10"/>
          <table:table-cell table:number-columns-repeated="1012"/>
        </table:table-row>
        <table:table-row table:style-name="ro1">
          <table:table-cell table:style-name="ce4" office:value-type="float" office:value="120">
            <text:p>120</text:p>
          </table:table-cell>
          <table:table-cell table:style-name="Default" office:value-type="float" office:value="0.202701885">
            <text:p>0.202701885</text:p>
          </table:table-cell>
          <table:table-cell table:style-name="Default" office:value-type="float" office:value="0.112200959">
            <text:p>0.112200959</text:p>
          </table:table-cell>
          <table:table-cell table:style-name="Default" office:value-type="float" office:value="0.085198788">
            <text:p>0.085198788</text:p>
          </table:table-cell>
          <table:table-cell table:style-name="Default" office:value-type="float" office:value="0.071978242">
            <text:p>0.071978242</text:p>
          </table:table-cell>
          <table:table-cell table:style-name="Default" office:value-type="float" office:value="0.066020834">
            <text:p>0.066020834</text:p>
          </table:table-cell>
          <table:table-cell table:style-name="Default" office:value-type="float" office:value="0.058433749">
            <text:p>0.058433749</text:p>
          </table:table-cell>
          <table:table-cell/>
          <table:table-cell table:style-name="ce8"/>
          <table:table-cell table:style-name="ce9"/>
          <table:table-cell/>
          <table:table-cell table:style-name="ce10"/>
          <table:table-cell table:number-columns-repeated="1012"/>
        </table:table-row>
        <table:table-row table:style-name="ro1">
          <table:table-cell table:style-name="ce4" office:value-type="float" office:value="151">
            <text:p>151</text:p>
          </table:table-cell>
          <table:table-cell table:style-name="Default" office:value-type="float" office:value="0.252409606">
            <text:p>0.252409606</text:p>
          </table:table-cell>
          <table:table-cell table:style-name="Default" office:value-type="float" office:value="0.136301083">
            <text:p>0.136301083</text:p>
          </table:table-cell>
          <table:table-cell table:style-name="Default" office:value-type="float" office:value="0.107121628">
            <text:p>0.107121628</text:p>
          </table:table-cell>
          <table:table-cell table:style-name="Default" office:value-type="float" office:value="0.090676905">
            <text:p>0.090676905</text:p>
          </table:table-cell>
          <table:table-cell table:style-name="Default" office:value-type="float" office:value="0.084918889">
            <text:p>0.084918889</text:p>
          </table:table-cell>
          <table:table-cell table:style-name="Default" office:value-type="float" office:value="0.079748575">
            <text:p>0.079748575</text:p>
          </table:table-cell>
          <table:table-cell/>
          <table:table-cell table:style-name="ce8"/>
          <table:table-cell table:style-name="ce9"/>
          <table:table-cell/>
          <table:table-cell table:style-name="ce10"/>
          <table:table-cell table:number-columns-repeated="1012"/>
        </table:table-row>
        <table:table-row table:style-name="ro1">
          <table:table-cell table:style-name="ce4" office:value-type="float" office:value="181">
            <text:p>181</text:p>
          </table:table-cell>
          <table:table-cell table:style-name="Default" office:value-type="float" office:value="0.295375819">
            <text:p>0.295375819</text:p>
          </table:table-cell>
          <table:table-cell table:style-name="Default" office:value-type="float" office:value="0.173542636">
            <text:p>0.173542636</text:p>
          </table:table-cell>
          <table:table-cell table:style-name="Default" office:value-type="float" office:value="0.128968452">
            <text:p>0.128968452</text:p>
          </table:table-cell>
          <table:table-cell table:style-name="Default" office:value-type="float" office:value="0.111374735">
            <text:p>0.111374735</text:p>
          </table:table-cell>
          <table:table-cell table:style-name="Default" office:value-type="float" office:value="0.099114589">
            <text:p>0.099114589</text:p>
          </table:table-cell>
          <table:table-cell table:style-name="Default" office:value-type="float" office:value="0.093246774">
            <text:p>0.093246774</text:p>
          </table:table-cell>
          <table:table-cell/>
          <table:table-cell table:style-name="ce8"/>
          <table:table-cell table:style-name="ce9"/>
          <table:table-cell/>
          <table:table-cell table:style-name="ce10"/>
          <table:table-cell table:number-columns-repeated="1012"/>
        </table:table-row>
        <table:table-row table:style-name="ro1">
          <table:table-cell table:style-name="ce4" office:value-type="float" office:value="212">
            <text:p>212</text:p>
          </table:table-cell>
          <table:table-cell table:style-name="Default" office:value-type="float" office:value="0.342559323">
            <text:p>0.342559323</text:p>
          </table:table-cell>
          <table:table-cell table:style-name="Default" office:value-type="float" office:value="0.188149523">
            <text:p>0.188149523</text:p>
          </table:table-cell>
          <table:table-cell table:style-name="Default" office:value-type="float" office:value="0.137758842">
            <text:p>0.137758842</text:p>
          </table:table-cell>
          <table:table-cell table:style-name="Default" office:value-type="float" office:value="0.125333195">
            <text:p>0.125333195</text:p>
          </table:table-cell>
          <table:table-cell table:style-name="Default" office:value-type="float" office:value="0.112453808">
            <text:p>0.112453808</text:p>
          </table:table-cell>
          <table:table-cell table:style-name="Default" office:value-type="float" office:value="0.10308288">
            <text:p>0.10308288</text:p>
          </table:table-cell>
          <table:table-cell/>
          <table:table-cell table:style-name="ce8"/>
          <table:table-cell table:style-name="ce9"/>
          <table:table-cell/>
          <table:table-cell table:style-name="ce10"/>
          <table:table-cell table:number-columns-repeated="1012"/>
        </table:table-row>
        <table:table-row table:style-name="ro1">
          <table:table-cell table:style-name="ce4" office:value-type="float" office:value="243">
            <text:p>243</text:p>
          </table:table-cell>
          <table:table-cell table:style-name="Default" office:value-type="float" office:value="0.380760742">
            <text:p>0.380760742</text:p>
          </table:table-cell>
          <table:table-cell table:style-name="Default" office:value-type="float" office:value="0.219669733">
            <text:p>0.219669733</text:p>
          </table:table-cell>
          <table:table-cell table:style-name="Default" office:value-type="float" office:value="0.164401357">
            <text:p>0.164401357</text:p>
          </table:table-cell>
          <table:table-cell table:style-name="Default" office:value-type="float" office:value="0.143599715">
            <text:p>0.143599715</text:p>
          </table:table-cell>
          <table:table-cell table:style-name="Default" office:value-type="float" office:value="0.128743293">
            <text:p>0.128743293</text:p>
          </table:table-cell>
          <table:table-cell table:style-name="Default" office:value-type="float" office:value="0.119642214">
            <text:p>0.119642214</text:p>
          </table:table-cell>
          <table:table-cell/>
          <table:table-cell table:style-name="ce8"/>
          <table:table-cell table:style-name="ce9"/>
          <table:table-cell/>
          <table:table-cell table:style-name="ce10"/>
          <table:table-cell table:number-columns-repeated="1012"/>
        </table:table-row>
        <table:table-row table:style-name="ro1">
          <table:table-cell table:style-name="ce4" office:value-type="float" office:value="273">
            <text:p>273</text:p>
          </table:table-cell>
          <table:table-cell table:style-name="Default" office:value-type="float" office:value="0.423307321">
            <text:p>0.423307321</text:p>
          </table:table-cell>
          <table:table-cell table:style-name="Default" office:value-type="float" office:value="0.24008125">
            <text:p>0.24008125</text:p>
          </table:table-cell>
          <table:table-cell table:style-name="Default" office:value-type="float" office:value="0.186916282">
            <text:p>0.186916282</text:p>
          </table:table-cell>
          <table:table-cell table:style-name="Default" office:value-type="float" office:value="0.159114508">
            <text:p>0.159114508</text:p>
          </table:table-cell>
          <table:table-cell table:style-name="Default" office:value-type="float" office:value="0.140540826">
            <text:p>0.140540826</text:p>
          </table:table-cell>
          <table:table-cell table:style-name="Default" office:value-type="float" office:value="0.132136178">
            <text:p>0.132136178</text:p>
          </table:table-cell>
          <table:table-cell/>
          <table:table-cell table:style-name="ce8"/>
          <table:table-cell table:style-name="ce9"/>
          <table:table-cell/>
          <table:table-cell table:style-name="ce10"/>
          <table:table-cell table:number-columns-repeated="1012"/>
        </table:table-row>
        <table:table-row table:style-name="ro1">
          <table:table-cell table:style-name="ce4" office:value-type="float" office:value="304">
            <text:p>304</text:p>
          </table:table-cell>
          <table:table-cell table:style-name="Default" office:value-type="float" office:value="0.497181986">
            <text:p>0.497181986</text:p>
          </table:table-cell>
          <table:table-cell table:style-name="Default" office:value-type="float" office:value="0.275991523">
            <text:p>0.275991523</text:p>
          </table:table-cell>
          <table:table-cell table:style-name="Default" office:value-type="float" office:value="0.221615122">
            <text:p>0.221615122</text:p>
          </table:table-cell>
          <table:table-cell table:style-name="Default" office:value-type="float" office:value="0.181563146">
            <text:p>0.181563146</text:p>
          </table:table-cell>
          <table:table-cell table:style-name="Default" office:value-type="float" office:value="0.171648565">
            <text:p>0.171648565</text:p>
          </table:table-cell>
          <table:table-cell table:style-name="Default" office:value-type="float" office:value="0.156511389">
            <text:p>0.156511389</text:p>
          </table:table-cell>
          <table:table-cell>
            <draw:frame table:end-cell-address="Sheet1.P58" table:end-x="0.011in" table:end-y="0.0787in" draw:z-index="2" draw:style-name="gr1" draw:text-style-name="P1" svg:width="6.289in" svg:height="3.5354in" svg:x="0.8343in" svg:y="0.0992in">
              <draw:object draw:notify-on-update-of-ranges="Sheet1.A41:Sheet1.A53 Sheet1.B41:Sheet1.B41 Sheet1.B42:Sheet1.B53 Sheet1.C41:Sheet1.C41 Sheet1.C42:Sheet1.C53 Sheet1.D41:Sheet1.D41 Sheet1.D42:Sheet1.D53 Sheet1.E41:Sheet1.E41 Sheet1.E42:Sheet1.E53 Sheet1.F41:Sheet1.F41 Sheet1.F42:Sheet1.F53 Sheet1.G41:Sheet1.G41 Sheet1.G42:Sheet1.G5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8"/>
          <table:table-cell table:style-name="ce9"/>
          <table:table-cell/>
          <table:table-cell table:style-name="ce10"/>
          <table:table-cell table:number-columns-repeated="1012"/>
        </table:table-row>
        <table:table-row table:style-name="ro1">
          <table:table-cell table:style-name="ce4" office:value-type="float" office:value="334">
            <text:p>334</text:p>
          </table:table-cell>
          <table:table-cell table:style-name="Default" office:value-type="float" office:value="0.545853399">
            <text:p>0.545853399</text:p>
          </table:table-cell>
          <table:table-cell table:style-name="Default" office:value-type="float" office:value="0.312420537">
            <text:p>0.312420537</text:p>
          </table:table-cell>
          <table:table-cell table:style-name="Default" office:value-type="float" office:value="0.249082151">
            <text:p>0.249082151</text:p>
          </table:table-cell>
          <table:table-cell table:style-name="Default" office:value-type="float" office:value="0.21401863">
            <text:p>0.21401863</text:p>
          </table:table-cell>
          <table:table-cell table:style-name="Default" office:value-type="float" office:value="0.182091724">
            <text:p>0.182091724</text:p>
          </table:table-cell>
          <table:table-cell table:style-name="Default" office:value-type="float" office:value="0.196678405">
            <text:p>0.196678405</text:p>
          </table:table-cell>
          <table:table-cell/>
          <table:table-cell table:style-name="ce8"/>
          <table:table-cell table:style-name="ce9"/>
          <table:table-cell/>
          <table:table-cell table:style-name="ce10"/>
          <table:table-cell table:number-columns-repeated="1012"/>
        </table:table-row>
        <table:table-row table:style-name="ro1">
          <table:table-cell table:style-name="ce4" office:value-type="float" office:value="365">
            <text:p>365</text:p>
          </table:table-cell>
          <table:table-cell table:style-name="Default" office:value-type="float" office:value="0.636843987">
            <text:p>0.636843987</text:p>
          </table:table-cell>
          <table:table-cell table:style-name="Default" office:value-type="float" office:value="0.354161954">
            <text:p>0.354161954</text:p>
          </table:table-cell>
          <table:table-cell table:style-name="Default" office:value-type="float" office:value="0.265946401">
            <text:p>0.265946401</text:p>
          </table:table-cell>
          <table:table-cell table:style-name="Default" office:value-type="float" office:value="0.230016884">
            <text:p>0.230016884</text:p>
          </table:table-cell>
          <table:table-cell table:style-name="Default" office:value-type="float" office:value="0.201389528">
            <text:p>0.201389528</text:p>
          </table:table-cell>
          <table:table-cell table:style-name="Default" office:value-type="float" office:value="0.200872282">
            <text:p>0.200872282</text:p>
          </table:table-cell>
          <table:table-cell/>
          <table:table-cell table:style-name="ce8"/>
          <table:table-cell table:style-name="ce9"/>
          <table:table-cell/>
          <table:table-cell table:style-name="ce10"/>
          <table:table-cell table:number-columns-repeated="1012"/>
        </table:table-row>
        <table:table-row table:style-name="ro1">
          <table:table-cell table:style-name="ce3" office:value-type="string">
            <text:p>Days</text:p>
          </table:table-cell>
          <table:table-cell table:style-name="ce3" office:value-type="string">
            <text:p>Threads: 1</text:p>
          </table:table-cell>
          <table:table-cell table:style-name="ce3" office:value-type="string">
            <text:p>Threads: 2</text:p>
          </table:table-cell>
          <table:table-cell table:style-name="ce3" office:value-type="string">
            <text:p>Threads: 3</text:p>
          </table:table-cell>
          <table:table-cell table:style-name="ce3" office:value-type="string">
            <text:p>Threads: 4</text:p>
          </table:table-cell>
          <table:table-cell table:style-name="ce3" office:value-type="string">
            <text:p>Threads: 5</text:p>
          </table:table-cell>
          <table:table-cell table:style-name="ce3" office:value-type="string">
            <text:p>Threads: 6</text:p>
          </table:table-cell>
          <table:table-cell/>
          <table:table-cell table:style-name="ce8"/>
          <table:table-cell table:style-name="ce9"/>
          <table:table-cell/>
          <table:table-cell table:style-name="ce10"/>
          <table:table-cell table:number-columns-repeated="1012"/>
        </table:table-row>
        <table:table-row table:style-name="ro1">
          <table:table-cell table:style-name="ce4" office:value-type="float" office:value="365">
            <text:p>365</text:p>
          </table:table-cell>
          <table:table-cell table:style-name="Default" office:value-type="float" office:value="0.76649016">
            <text:p>0.76649016</text:p>
          </table:table-cell>
          <table:table-cell table:style-name="Default" office:value-type="float" office:value="0.353475037">
            <text:p>0.353475037</text:p>
          </table:table-cell>
          <table:table-cell table:style-name="Default" office:value-type="float" office:value="0.269076815">
            <text:p>0.269076815</text:p>
          </table:table-cell>
          <table:table-cell table:style-name="Default" office:value-type="float" office:value="0.221519756">
            <text:p>0.221519756</text:p>
          </table:table-cell>
          <table:table-cell table:style-name="Default" office:value-type="float" office:value="0.228165791">
            <text:p>0.228165791</text:p>
          </table:table-cell>
          <table:table-cell table:style-name="Default" office:value-type="float" office:value="0.223563827">
            <text:p>0.223563827</text:p>
          </table:table-cell>
          <table:table-cell/>
          <table:table-cell table:style-name="ce8"/>
          <table:table-cell table:style-name="ce9"/>
          <table:table-cell/>
          <table:table-cell table:style-name="ce10"/>
          <table:table-cell table:number-columns-repeated="1012"/>
        </table:table-row>
        <table:table-row table:style-name="ro1">
          <table:table-cell table:style-name="ce4" office:value-type="float" office:value="730">
            <text:p>730</text:p>
          </table:table-cell>
          <table:table-cell table:style-name="Default" office:value-type="float" office:value="1.263296561">
            <text:p>1.263296561</text:p>
          </table:table-cell>
          <table:table-cell table:style-name="Default" office:value-type="float" office:value="0.688281454">
            <text:p>0.688281454</text:p>
          </table:table-cell>
          <table:table-cell table:style-name="Default" office:value-type="float" office:value="0.556350121">
            <text:p>0.556350121</text:p>
          </table:table-cell>
          <table:table-cell table:style-name="Default" office:value-type="float" office:value="0.53256026">
            <text:p>0.53256026</text:p>
          </table:table-cell>
          <table:table-cell table:style-name="Default" office:value-type="float" office:value="0.450170825">
            <text:p>0.450170825</text:p>
          </table:table-cell>
          <table:table-cell table:style-name="Default" office:value-type="float" office:value="0.414584286">
            <text:p>0.414584286</text:p>
          </table:table-cell>
          <table:table-cell/>
          <table:table-cell table:style-name="ce8"/>
          <table:table-cell table:style-name="ce9"/>
          <table:table-cell/>
          <table:table-cell table:style-name="ce10"/>
          <table:table-cell table:number-columns-repeated="1012"/>
        </table:table-row>
        <table:table-row table:style-name="ro1">
          <table:table-cell table:style-name="ce4" office:value-type="float" office:value="1096">
            <text:p>1096</text:p>
          </table:table-cell>
          <table:table-cell table:style-name="Default" office:value-type="float" office:value="1.883616389">
            <text:p>1.883616389</text:p>
          </table:table-cell>
          <table:table-cell table:style-name="Default" office:value-type="float" office:value="1.101052815">
            <text:p>1.101052815</text:p>
          </table:table-cell>
          <table:table-cell table:style-name="Default" office:value-type="float" office:value="0.879969586">
            <text:p>0.879969586</text:p>
          </table:table-cell>
          <table:table-cell table:style-name="Default" office:value-type="float" office:value="0.74093495">
            <text:p>0.74093495</text:p>
          </table:table-cell>
          <table:table-cell table:style-name="Default" office:value-type="float" office:value="0.638541553">
            <text:p>0.638541553</text:p>
          </table:table-cell>
          <table:table-cell table:style-name="Default" office:value-type="float" office:value="0.857180964">
            <text:p>0.857180964</text:p>
          </table:table-cell>
          <table:table-cell/>
          <table:table-cell table:style-name="ce8"/>
          <table:table-cell table:style-name="ce9"/>
          <table:table-cell/>
          <table:table-cell table:style-name="ce10"/>
          <table:table-cell table:number-columns-repeated="1012"/>
        </table:table-row>
        <table:table-row table:style-name="ro1">
          <table:table-cell table:style-name="ce4" office:value-type="float" office:value="1461">
            <text:p>1461</text:p>
          </table:table-cell>
          <table:table-cell table:style-name="Default" office:value-type="float" office:value="2.58293886">
            <text:p>2.58293886</text:p>
          </table:table-cell>
          <table:table-cell table:style-name="Default" office:value-type="float" office:value="1.511138629">
            <text:p>1.511138629</text:p>
          </table:table-cell>
          <table:table-cell table:style-name="Default" office:value-type="float" office:value="1.195917397">
            <text:p>1.195917397</text:p>
          </table:table-cell>
          <table:table-cell table:style-name="Default" office:value-type="float" office:value="1.106734388">
            <text:p>1.106734388</text:p>
          </table:table-cell>
          <table:table-cell table:style-name="Default" office:value-type="float" office:value="0.886846125">
            <text:p>0.886846125</text:p>
          </table:table-cell>
          <table:table-cell table:style-name="Default" office:value-type="float" office:value="0.827680342">
            <text:p>0.827680342</text:p>
          </table:table-cell>
          <table:table-cell/>
          <table:table-cell table:style-name="ce8"/>
          <table:table-cell table:style-name="ce9"/>
          <table:table-cell/>
          <table:table-cell table:style-name="ce10"/>
          <table:table-cell table:number-columns-repeated="1012"/>
        </table:table-row>
        <table:table-row table:style-name="ro1">
          <table:table-cell table:style-name="ce4" office:value-type="float" office:value="1826">
            <text:p>1826</text:p>
          </table:table-cell>
          <table:table-cell table:style-name="Default" office:value-type="float" office:value="3.21694345">
            <text:p>3.21694345</text:p>
          </table:table-cell>
          <table:table-cell table:style-name="Default" office:value-type="float" office:value="1.890988257">
            <text:p>1.890988257</text:p>
          </table:table-cell>
          <table:table-cell table:style-name="Default" office:value-type="float" office:value="1.590570099">
            <text:p>1.590570099</text:p>
          </table:table-cell>
          <table:table-cell table:style-name="Default" office:value-type="float" office:value="1.260010589">
            <text:p>1.260010589</text:p>
          </table:table-cell>
          <table:table-cell table:style-name="Default" office:value-type="float" office:value="1.154642229">
            <text:p>1.154642229</text:p>
          </table:table-cell>
          <table:table-cell table:style-name="Default" office:value-type="float" office:value="1.063184324">
            <text:p>1.063184324</text:p>
          </table:table-cell>
          <table:table-cell/>
          <table:table-cell table:style-name="ce8"/>
          <table:table-cell table:style-name="ce9"/>
          <table:table-cell/>
          <table:table-cell table:style-name="ce10"/>
          <table:table-cell table:number-columns-repeated="1012"/>
        </table:table-row>
        <table:table-row table:style-name="ro1">
          <table:table-cell table:style-name="ce4" office:value-type="float" office:value="2191">
            <text:p>2191</text:p>
          </table:table-cell>
          <table:table-cell table:style-name="Default" office:value-type="float" office:value="3.96421503">
            <text:p>3.96421503</text:p>
          </table:table-cell>
          <table:table-cell table:style-name="Default" office:value-type="float" office:value="2.344169006">
            <text:p>2.344169006</text:p>
          </table:table-cell>
          <table:table-cell table:style-name="Default" office:value-type="float" office:value="1.792723947">
            <text:p>1.792723947</text:p>
          </table:table-cell>
          <table:table-cell table:style-name="Default" office:value-type="float" office:value="1.712518106">
            <text:p>1.712518106</text:p>
          </table:table-cell>
          <table:table-cell table:style-name="Default" office:value-type="float" office:value="1.40028734">
            <text:p>1.40028734</text:p>
          </table:table-cell>
          <table:table-cell table:style-name="Default" office:value-type="float" office:value="1.323525167">
            <text:p>1.323525167</text:p>
          </table:table-cell>
          <table:table-cell/>
          <table:table-cell table:style-name="ce8"/>
          <table:table-cell table:style-name="ce9"/>
          <table:table-cell/>
          <table:table-cell table:style-name="ce10"/>
          <table:table-cell table:number-columns-repeated="1012"/>
        </table:table-row>
        <table:table-row table:style-name="ro1">
          <table:table-cell table:style-name="ce4" office:value-type="float" office:value="2557">
            <text:p>2557</text:p>
          </table:table-cell>
          <table:table-cell table:style-name="Default" office:value-type="float" office:value="5.190156923">
            <text:p>5.190156923</text:p>
          </table:table-cell>
          <table:table-cell table:style-name="Default" office:value-type="float" office:value="3.159633571">
            <text:p>3.159633571</text:p>
          </table:table-cell>
          <table:table-cell table:style-name="Default" office:value-type="float" office:value="2.270805919">
            <text:p>2.270805919</text:p>
          </table:table-cell>
          <table:table-cell table:style-name="Default" office:value-type="float" office:value="2.136303756">
            <text:p>2.136303756</text:p>
          </table:table-cell>
          <table:table-cell table:style-name="Default" office:value-type="float" office:value="1.979716993">
            <text:p>1.979716993</text:p>
          </table:table-cell>
          <table:table-cell table:style-name="Default" office:value-type="float" office:value="1.748858703">
            <text:p>1.748858703</text:p>
          </table:table-cell>
          <table:table-cell/>
          <table:table-cell table:style-name="ce8"/>
          <table:table-cell table:style-name="ce9"/>
          <table:table-cell/>
          <table:table-cell table:style-name="ce10"/>
          <table:table-cell table:number-columns-repeated="1012"/>
        </table:table-row>
        <table:table-row table:style-name="ro1">
          <table:table-cell table:style-name="ce4" office:value-type="float" office:value="2922">
            <text:p>2922</text:p>
          </table:table-cell>
          <table:table-cell table:style-name="Default" office:value-type="float" office:value="6.194175677">
            <text:p>6.194175677</text:p>
          </table:table-cell>
          <table:table-cell table:style-name="Default" office:value-type="float" office:value="3.42345005">
            <text:p>3.42345005</text:p>
          </table:table-cell>
          <table:table-cell table:style-name="Default" office:value-type="float" office:value="3.176486273">
            <text:p>3.176486273</text:p>
          </table:table-cell>
          <table:table-cell table:style-name="Default" office:value-type="float" office:value="2.780207638">
            <text:p>2.780207638</text:p>
          </table:table-cell>
          <table:table-cell table:style-name="Default" office:value-type="float" office:value="2.615281444">
            <text:p>2.615281444</text:p>
          </table:table-cell>
          <table:table-cell table:style-name="Default" office:value-type="float" office:value="2.592503087">
            <text:p>2.592503087</text:p>
          </table:table-cell>
          <table:table-cell/>
          <table:table-cell table:style-name="ce8"/>
          <table:table-cell table:style-name="ce9"/>
          <table:table-cell/>
          <table:table-cell table:style-name="ce10"/>
          <table:table-cell table:number-columns-repeated="1012"/>
        </table:table-row>
        <table:table-row table:style-name="ro1">
          <table:table-cell table:style-name="ce4" office:value-type="float" office:value="3287">
            <text:p>3287</text:p>
          </table:table-cell>
          <table:table-cell table:style-name="Default" office:value-type="float" office:value="7.361550714">
            <text:p>7.361550714</text:p>
          </table:table-cell>
          <table:table-cell table:style-name="Default" office:value-type="float" office:value="4.735355907">
            <text:p>4.735355907</text:p>
          </table:table-cell>
          <table:table-cell table:style-name="Default" office:value-type="float" office:value="3.300447773">
            <text:p>3.300447773</text:p>
          </table:table-cell>
          <table:table-cell table:style-name="Default" office:value-type="float" office:value="2.998033976">
            <text:p>2.998033976</text:p>
          </table:table-cell>
          <table:table-cell table:style-name="Default" office:value-type="float" office:value="3.282414537">
            <text:p>3.282414537</text:p>
          </table:table-cell>
          <table:table-cell table:style-name="Default" office:value-type="float" office:value="3.293594434">
            <text:p>3.293594434</text:p>
          </table:table-cell>
          <table:table-cell/>
          <table:table-cell table:style-name="ce8"/>
          <table:table-cell table:style-name="ce9"/>
          <table:table-cell/>
          <table:table-cell table:style-name="ce10"/>
          <table:table-cell table:number-columns-repeated="1012"/>
        </table:table-row>
        <table:table-row table:style-name="ro1">
          <table:table-cell table:style-name="ce4" office:value-type="float" office:value="3652">
            <text:p>3652</text:p>
          </table:table-cell>
          <table:table-cell table:style-name="Default" office:value-type="float" office:value="8.267101703">
            <text:p>8.267101703</text:p>
          </table:table-cell>
          <table:table-cell table:style-name="Default" office:value-type="float" office:value="4.879933235">
            <text:p>4.879933235</text:p>
          </table:table-cell>
          <table:table-cell table:style-name="Default" office:value-type="float" office:value="3.823526664">
            <text:p>3.823526664</text:p>
          </table:table-cell>
          <table:table-cell table:style-name="Default" office:value-type="float" office:value="3.325910503">
            <text:p>3.325910503</text:p>
          </table:table-cell>
          <table:table-cell table:style-name="Default" office:value-type="float" office:value="3.779414771">
            <text:p>3.779414771</text:p>
          </table:table-cell>
          <table:table-cell table:style-name="Default" office:value-type="float" office:value="4.095745759">
            <text:p>4.095745759</text:p>
          </table:table-cell>
          <table:table-cell/>
          <table:table-cell table:style-name="ce8"/>
          <table:table-cell table:style-name="ce9"/>
          <table:table-cell/>
          <table:table-cell table:style-name="ce10"/>
          <table:table-cell table:number-columns-repeated="1012"/>
        </table:table-row>
        <table:table-row table:style-name="ro1">
          <table:table-cell table:style-name="ce4" office:value-type="float" office:value="4018">
            <text:p>4018</text:p>
          </table:table-cell>
          <table:table-cell table:style-name="Default" office:value-type="float" office:value="9.22042347">
            <text:p>9.22042347</text:p>
          </table:table-cell>
          <table:table-cell table:style-name="Default" office:value-type="float" office:value="5.409191806">
            <text:p>5.409191806</text:p>
          </table:table-cell>
          <table:table-cell table:style-name="Default" office:value-type="float" office:value="4.625116268">
            <text:p>4.625116268</text:p>
          </table:table-cell>
          <table:table-cell table:style-name="Default" office:value-type="float" office:value="4.348104047">
            <text:p>4.348104047</text:p>
          </table:table-cell>
          <table:table-cell table:style-name="Default" office:value-type="float" office:value="5.023400164">
            <text:p>5.023400164</text:p>
          </table:table-cell>
          <table:table-cell table:style-name="Default" office:value-type="float" office:value="4.762909964">
            <text:p>4.762909964</text:p>
          </table:table-cell>
          <table:table-cell/>
          <table:table-cell table:style-name="ce8"/>
          <table:table-cell table:style-name="ce9"/>
          <table:table-cell/>
          <table:table-cell table:style-name="ce10"/>
          <table:table-cell table:number-columns-repeated="1012"/>
        </table:table-row>
        <table:table-row table:style-name="ro1">
          <table:table-cell table:style-name="ce4" office:value-type="float" office:value="4383">
            <text:p>4383</text:p>
          </table:table-cell>
          <table:table-cell table:style-name="Default" office:value-type="float" office:value="10.503665835">
            <text:p>10.503665835</text:p>
          </table:table-cell>
          <table:table-cell table:style-name="Default" office:value-type="float" office:value="6.239087814">
            <text:p>6.239087814</text:p>
          </table:table-cell>
          <table:table-cell table:style-name="Default" office:value-type="float" office:value="4.773865342">
            <text:p>4.773865342</text:p>
          </table:table-cell>
          <table:table-cell table:style-name="Default" office:value-type="float" office:value="5.345842837">
            <text:p>5.345842837</text:p>
          </table:table-cell>
          <table:table-cell table:style-name="Default" office:value-type="float" office:value="5.999913828">
            <text:p>5.999913828</text:p>
          </table:table-cell>
          <table:table-cell table:style-name="Default" office:value-type="float" office:value="5.347669659">
            <text:p>5.347669659</text:p>
          </table:table-cell>
          <table:table-cell/>
          <table:table-cell table:style-name="ce8"/>
          <table:table-cell table:style-name="ce9"/>
          <table:table-cell/>
          <table:table-cell table:style-name="ce10"/>
          <table:table-cell table:number-columns-repeated="1012"/>
        </table:table-row>
        <table:table-row table:style-name="ro1">
          <table:table-cell table:style-name="ce3" office:value-type="string">
            <text:p>Days</text:p>
          </table:table-cell>
          <table:table-cell table:style-name="ce3" office:value-type="string">
            <text:p>Threads: 1</text:p>
          </table:table-cell>
          <table:table-cell table:style-name="ce3" office:value-type="string">
            <text:p>Threads: 2</text:p>
          </table:table-cell>
          <table:table-cell table:style-name="ce3" office:value-type="string">
            <text:p>Threads: 3</text:p>
          </table:table-cell>
          <table:table-cell table:style-name="ce3" office:value-type="string">
            <text:p>Threads: 4</text:p>
          </table:table-cell>
          <table:table-cell table:style-name="ce3" office:value-type="string">
            <text:p>Threads: 5</text:p>
          </table:table-cell>
          <table:table-cell table:style-name="ce3" office:value-type="string">
            <text:p>Threads: 6</text:p>
          </table:table-cell>
          <table:table-cell table:number-columns-repeated="1017"/>
        </table:table-row>
        <table:table-row table:style-name="ro1" table:number-rows-repeated="9">
          <table:table-cell table:number-columns-repeated="1024"/>
        </table:table-row>
        <table:table-row table:style-name="ro1" table:number-rows-repeated="12">
          <table:table-cell/>
          <table:table-cell table:style-name="Default" table:number-columns-repeated="6"/>
          <table:table-cell table:number-columns-repeated="1017"/>
        </table:table-row>
        <table:table-row table:style-name="ro1" table:number-rows-repeated="13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8">05/18/2014</text:date>, <text:time>11:4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Sidarau</meta:initial-creator>
    <meta:creation-date>2014-05-18T01:28:52.02</meta:creation-date>
    <dc:date>2014-05-18T11:40:56.03</dc:date>
    <dc:creator>Ivan Sidarau</dc:creator>
    <meta:editing-duration>PT9H56M39S</meta:editing-duration>
    <meta:editing-cycles>28</meta:editing-cycles>
    <meta:generator>OpenOffice/4.0.1$Win32 OpenOffice.org_project/401m5$Build-9714</meta:generator>
    <meta:document-statistic meta:table-count="3" meta:cell-count="35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7.611cm" xlink:href=".." xlink:type="simple" chart:class="chart:line" chart:style-name="ch1">
        <chart:title svg:x="6.739cm" svg:y="0.288cm" chart:style-name="ch2">
          <text:p>Multi Thread</text:p>
        </chart:title>
        <chart:subtitle svg:x="7.48cm" svg:y="1.219cm" chart:style-name="ch3">
          <text:p>Days</text:p>
        </chart:subtitle>
        <chart:legend chart:legend-position="end" svg:x="13.042cm" svg:y="2.183cm" style:legend-expansion="high" chart:style-name="ch4"/>
        <chart:plot-area chart:style-name="ch5" table:cell-range-address="Sheet1.A5:Sheet1.G27" chart:data-source-has-labels="both" svg:x="1.358cm" svg:y="2.206cm" svg:width="11.044cm" svg:height="4.245cm">
          <chartooo:coordinate-region svg:x="2.27cm" svg:y="2.418cm" svg:width="9.945cm" svg:height="3.36cm"/>
          <chart:axis chart:dimension="x" chart:name="primary-x" chart:style-name="ch6" chartooo:axis-type="auto">
            <chartooo:date-scale/>
            <chart:title svg:x="6.346cm" svg:y="6.604cm" chart:style-name="ch7">
              <text:p>Period</text:p>
            </chart:title>
            <chart:categories table:cell-range-address="Sheet1.A6:Sheet1.A27"/>
            <chart:grid chart:style-name="ch8" chart:class="major"/>
          </chart:axis>
          <chart:axis chart:dimension="y" chart:name="primary-y" chart:style-name="ch6">
            <chart:title svg:x="0.451cm" svg:y="5.311cm" chart:style-name="ch9">
              <text:p>Search Time</text:p>
            </chart:title>
            <chart:grid chart:style-name="ch8" chart:class="major"/>
          </chart:axis>
          <chart:series chart:style-name="ch10" chart:values-cell-range-address="Sheet1.B6:Sheet1.B27" chart:label-cell-address="Sheet1.B5:Sheet1.B5" chart:class="chart:line">
            <chart:data-point chart:repeated="22"/>
          </chart:series>
          <chart:series chart:style-name="ch11" chart:values-cell-range-address="Sheet1.C6:Sheet1.C27" chart:label-cell-address="Sheet1.C5:Sheet1.C5" chart:class="chart:line">
            <chart:data-point chart:repeated="22"/>
          </chart:series>
          <chart:series chart:style-name="ch12" chart:values-cell-range-address="Sheet1.D6:Sheet1.D27" chart:label-cell-address="Sheet1.D5:Sheet1.D5" chart:class="chart:line">
            <chart:data-point chart:repeated="22"/>
          </chart:series>
          <chart:series chart:style-name="ch13" chart:values-cell-range-address="Sheet1.E6:Sheet1.E27" chart:label-cell-address="Sheet1.E5:Sheet1.E5" chart:class="chart:line">
            <chart:data-point chart:repeated="22"/>
          </chart:series>
          <chart:series chart:style-name="ch14" chart:values-cell-range-address="Sheet1.F6:Sheet1.F27" chart:label-cell-address="Sheet1.F5:Sheet1.F5" chart:class="chart:line">
            <chart:data-point chart:repeated="22"/>
          </chart:series>
          <chart:series chart:style-name="ch15" chart:values-cell-range-address="Sheet1.G6:Sheet1.G27" chart:label-cell-address="Sheet1.G5:Sheet1.G5" chart:class="chart:line">
            <chart:data-point chart:repeated="2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: 1</text:p>
                <draw:g>
                  <svg:desc>Sheet1.B5:Sheet1.B5</svg:desc>
                </draw:g>
              </table:table-cell>
              <table:table-cell office:value-type="string">
                <text:p>Threads: 2</text:p>
                <draw:g>
                  <svg:desc>Sheet1.C5:Sheet1.C5</svg:desc>
                </draw:g>
              </table:table-cell>
              <table:table-cell office:value-type="string">
                <text:p>Threads: 3</text:p>
                <draw:g>
                  <svg:desc>Sheet1.D5:Sheet1.D5</svg:desc>
                </draw:g>
              </table:table-cell>
              <table:table-cell office:value-type="string">
                <text:p>Threads: 4</text:p>
                <draw:g>
                  <svg:desc>Sheet1.E5:Sheet1.E5</svg:desc>
                </draw:g>
              </table:table-cell>
              <table:table-cell office:value-type="string">
                <text:p>Threads: 5</text:p>
                <draw:g>
                  <svg:desc>Sheet1.F5:Sheet1.F5</svg:desc>
                </draw:g>
              </table:table-cell>
              <table:table-cell office:value-type="string">
                <text:p>Threads: 6</text:p>
                <draw:g>
                  <svg:desc>Sheet1.G5:Sheet1.G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6:Sheet1.A27</svg:desc>
                </draw:g>
              </table:table-cell>
              <table:table-cell office:value-type="float" office:value="0.047611584">
                <text:p>0.047611584</text:p>
                <draw:g>
                  <svg:desc>Sheet1.B6:Sheet1.B27</svg:desc>
                </draw:g>
              </table:table-cell>
              <table:table-cell office:value-type="float" office:value="0.024263273">
                <text:p>0.024263273</text:p>
                <draw:g>
                  <svg:desc>Sheet1.C6:Sheet1.C27</svg:desc>
                </draw:g>
              </table:table-cell>
              <table:table-cell office:value-type="float" office:value="0.018043265">
                <text:p>0.018043265</text:p>
                <draw:g>
                  <svg:desc>Sheet1.D6:Sheet1.D27</svg:desc>
                </draw:g>
              </table:table-cell>
              <table:table-cell office:value-type="float" office:value="0.014854348">
                <text:p>0.014854348</text:p>
                <draw:g>
                  <svg:desc>Sheet1.E6:Sheet1.E27</svg:desc>
                </draw:g>
              </table:table-cell>
              <table:table-cell office:value-type="float" office:value="0.014559439">
                <text:p>0.014559439</text:p>
                <draw:g>
                  <svg:desc>Sheet1.F6:Sheet1.F27</svg:desc>
                </draw:g>
              </table:table-cell>
              <table:table-cell office:value-type="float" office:value="0.014243276">
                <text:p>0.014243276</text:p>
                <draw:g>
                  <svg:desc>Sheet1.G6:Sheet1.G27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44346695">
                <text:p>0.044346695</text:p>
              </table:table-cell>
              <table:table-cell office:value-type="float" office:value="0.023994665">
                <text:p>0.023994665</text:p>
              </table:table-cell>
              <table:table-cell office:value-type="float" office:value="0.017223092">
                <text:p>0.017223092</text:p>
              </table:table-cell>
              <table:table-cell office:value-type="float" office:value="0.01481849">
                <text:p>0.01481849</text:p>
              </table:table-cell>
              <table:table-cell office:value-type="float" office:value="0.014714784">
                <text:p>0.014714784</text:p>
              </table:table-cell>
              <table:table-cell office:value-type="float" office:value="0.013355256">
                <text:p>0.01335525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43819828">
                <text:p>0.043819828</text:p>
              </table:table-cell>
              <table:table-cell office:value-type="float" office:value="0.024141307">
                <text:p>0.024141307</text:p>
              </table:table-cell>
              <table:table-cell office:value-type="float" office:value="0.017979309">
                <text:p>0.017979309</text:p>
              </table:table-cell>
              <table:table-cell office:value-type="float" office:value="0.014955766">
                <text:p>0.014955766</text:p>
              </table:table-cell>
              <table:table-cell office:value-type="float" office:value="0.014181908">
                <text:p>0.014181908</text:p>
              </table:table-cell>
              <table:table-cell office:value-type="float" office:value="0.013653415">
                <text:p>0.01365341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5333759">
                <text:p>0.045333759</text:p>
              </table:table-cell>
              <table:table-cell office:value-type="float" office:value="0.024345532">
                <text:p>0.024345532</text:p>
              </table:table-cell>
              <table:table-cell office:value-type="float" office:value="0.018525336">
                <text:p>0.018525336</text:p>
              </table:table-cell>
              <table:table-cell office:value-type="float" office:value="0.01554445">
                <text:p>0.01554445</text:p>
              </table:table-cell>
              <table:table-cell office:value-type="float" office:value="0.014704606">
                <text:p>0.014704606</text:p>
              </table:table-cell>
              <table:table-cell office:value-type="float" office:value="0.014315977">
                <text:p>0.01431597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47229477">
                <text:p>0.047229477</text:p>
              </table:table-cell>
              <table:table-cell office:value-type="float" office:value="0.025360436">
                <text:p>0.025360436</text:p>
              </table:table-cell>
              <table:table-cell office:value-type="float" office:value="0.019043693">
                <text:p>0.019043693</text:p>
              </table:table-cell>
              <table:table-cell office:value-type="float" office:value="0.016085259">
                <text:p>0.016085259</text:p>
              </table:table-cell>
              <table:table-cell office:value-type="float" office:value="0.015049165">
                <text:p>0.015049165</text:p>
              </table:table-cell>
              <table:table-cell office:value-type="float" office:value="0.014182699">
                <text:p>0.01418269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50549084">
                <text:p>0.050549084</text:p>
              </table:table-cell>
              <table:table-cell office:value-type="float" office:value="0.02900091">
                <text:p>0.02900091</text:p>
              </table:table-cell>
              <table:table-cell office:value-type="float" office:value="0.020633704">
                <text:p>0.020633704</text:p>
              </table:table-cell>
              <table:table-cell office:value-type="float" office:value="0.016697614">
                <text:p>0.016697614</text:p>
              </table:table-cell>
              <table:table-cell office:value-type="float" office:value="0.015281123">
                <text:p>0.015281123</text:p>
              </table:table-cell>
              <table:table-cell office:value-type="float" office:value="0.014610458">
                <text:p>0.01461045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52328737">
                <text:p>0.052328737</text:p>
              </table:table-cell>
              <table:table-cell office:value-type="float" office:value="0.029667235">
                <text:p>0.029667235</text:p>
              </table:table-cell>
              <table:table-cell office:value-type="float" office:value="0.020198375">
                <text:p>0.020198375</text:p>
              </table:table-cell>
              <table:table-cell office:value-type="float" office:value="0.016674393">
                <text:p>0.016674393</text:p>
              </table:table-cell>
              <table:table-cell office:value-type="float" office:value="0.016240091">
                <text:p>0.016240091</text:p>
              </table:table-cell>
              <table:table-cell office:value-type="float" office:value="0.015091823">
                <text:p>0.01509182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50935211">
                <text:p>0.050935211</text:p>
              </table:table-cell>
              <table:table-cell office:value-type="float" office:value="0.027445732">
                <text:p>0.027445732</text:p>
              </table:table-cell>
              <table:table-cell office:value-type="float" office:value="0.019795377">
                <text:p>0.019795377</text:p>
              </table:table-cell>
              <table:table-cell office:value-type="float" office:value="0.0175548">
                <text:p>0.0175548</text:p>
              </table:table-cell>
              <table:table-cell office:value-type="float" office:value="0.015888539">
                <text:p>0.015888539</text:p>
              </table:table-cell>
              <table:table-cell office:value-type="float" office:value="0.015323183">
                <text:p>0.01532318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52607181">
                <text:p>0.052607181</text:p>
              </table:table-cell>
              <table:table-cell office:value-type="float" office:value="0.027219248">
                <text:p>0.027219248</text:p>
              </table:table-cell>
              <table:table-cell office:value-type="float" office:value="0.020730075">
                <text:p>0.020730075</text:p>
              </table:table-cell>
              <table:table-cell office:value-type="float" office:value="0.017167818">
                <text:p>0.017167818</text:p>
              </table:table-cell>
              <table:table-cell office:value-type="float" office:value="0.016324296">
                <text:p>0.016324296</text:p>
              </table:table-cell>
              <table:table-cell office:value-type="float" office:value="0.015471578">
                <text:p>0.01547157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53363057">
                <text:p>0.053363057</text:p>
              </table:table-cell>
              <table:table-cell office:value-type="float" office:value="0.028975422">
                <text:p>0.028975422</text:p>
              </table:table-cell>
              <table:table-cell office:value-type="float" office:value="0.021518559">
                <text:p>0.021518559</text:p>
              </table:table-cell>
              <table:table-cell office:value-type="float" office:value="0.017824606">
                <text:p>0.017824606</text:p>
              </table:table-cell>
              <table:table-cell office:value-type="float" office:value="0.01676946">
                <text:p>0.01676946</text:p>
              </table:table-cell>
              <table:table-cell office:value-type="float" office:value="0.016192878">
                <text:p>0.01619287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56246737">
                <text:p>0.056246737</text:p>
              </table:table-cell>
              <table:table-cell office:value-type="float" office:value="0.030667899">
                <text:p>0.030667899</text:p>
              </table:table-cell>
              <table:table-cell office:value-type="float" office:value="0.021992846">
                <text:p>0.021992846</text:p>
              </table:table-cell>
              <table:table-cell office:value-type="float" office:value="0.018843423">
                <text:p>0.018843423</text:p>
              </table:table-cell>
              <table:table-cell office:value-type="float" office:value="0.016912937">
                <text:p>0.016912937</text:p>
              </table:table-cell>
              <table:table-cell office:value-type="float" office:value="0.016555228">
                <text:p>0.01655522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56969127">
                <text:p>0.056969127</text:p>
              </table:table-cell>
              <table:table-cell office:value-type="float" office:value="0.03105424">
                <text:p>0.03105424</text:p>
              </table:table-cell>
              <table:table-cell office:value-type="float" office:value="0.023356629">
                <text:p>0.023356629</text:p>
              </table:table-cell>
              <table:table-cell office:value-type="float" office:value="0.019278773">
                <text:p>0.019278773</text:p>
              </table:table-cell>
              <table:table-cell office:value-type="float" office:value="0.017844813">
                <text:p>0.017844813</text:p>
              </table:table-cell>
              <table:table-cell office:value-type="float" office:value="0.017719147">
                <text:p>0.01771914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60300152">
                <text:p>0.060300152</text:p>
              </table:table-cell>
              <table:table-cell office:value-type="float" office:value="0.030039228">
                <text:p>0.030039228</text:p>
              </table:table-cell>
              <table:table-cell office:value-type="float" office:value="0.02163349">
                <text:p>0.02163349</text:p>
              </table:table-cell>
              <table:table-cell office:value-type="float" office:value="0.018941997">
                <text:p>0.018941997</text:p>
              </table:table-cell>
              <table:table-cell office:value-type="float" office:value="0.017691564">
                <text:p>0.017691564</text:p>
              </table:table-cell>
              <table:table-cell office:value-type="float" office:value="0.017686859">
                <text:p>0.01768685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58504825">
                <text:p>0.058504825</text:p>
              </table:table-cell>
              <table:table-cell office:value-type="float" office:value="0.034561586">
                <text:p>0.034561586</text:p>
              </table:table-cell>
              <table:table-cell office:value-type="float" office:value="0.028024238">
                <text:p>0.028024238</text:p>
              </table:table-cell>
              <table:table-cell office:value-type="float" office:value="0.027977902">
                <text:p>0.027977902</text:p>
              </table:table-cell>
              <table:table-cell office:value-type="float" office:value="0.021621559">
                <text:p>0.021621559</text:p>
              </table:table-cell>
              <table:table-cell office:value-type="float" office:value="0.020001933">
                <text:p>0.02000193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63892708">
                <text:p>0.063892708</text:p>
              </table:table-cell>
              <table:table-cell office:value-type="float" office:value="0.035763503">
                <text:p>0.035763503</text:p>
              </table:table-cell>
              <table:table-cell office:value-type="float" office:value="0.023835086">
                <text:p>0.023835086</text:p>
              </table:table-cell>
              <table:table-cell office:value-type="float" office:value="0.01981723">
                <text:p>0.01981723</text:p>
              </table:table-cell>
              <table:table-cell office:value-type="float" office:value="0.018158688">
                <text:p>0.018158688</text:p>
              </table:table-cell>
              <table:table-cell office:value-type="float" office:value="0.017670352">
                <text:p>0.01767035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59703983">
                <text:p>0.059703983</text:p>
              </table:table-cell>
              <table:table-cell office:value-type="float" office:value="0.034879695">
                <text:p>0.034879695</text:p>
              </table:table-cell>
              <table:table-cell office:value-type="float" office:value="0.028668988">
                <text:p>0.028668988</text:p>
              </table:table-cell>
              <table:table-cell office:value-type="float" office:value="0.025263551">
                <text:p>0.025263551</text:p>
              </table:table-cell>
              <table:table-cell office:value-type="float" office:value="0.023140323">
                <text:p>0.023140323</text:p>
              </table:table-cell>
              <table:table-cell office:value-type="float" office:value="0.020057335">
                <text:p>0.02005733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64684207">
                <text:p>0.064684207</text:p>
              </table:table-cell>
              <table:table-cell office:value-type="float" office:value="0.041086681">
                <text:p>0.041086681</text:p>
              </table:table-cell>
              <table:table-cell office:value-type="float" office:value="0.034072887">
                <text:p>0.034072887</text:p>
              </table:table-cell>
              <table:table-cell office:value-type="float" office:value="0.025879114">
                <text:p>0.025879114</text:p>
              </table:table-cell>
              <table:table-cell office:value-type="float" office:value="0.020849689">
                <text:p>0.020849689</text:p>
              </table:table-cell>
              <table:table-cell office:value-type="float" office:value="0.020110129">
                <text:p>0.02011012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63491977">
                <text:p>0.063491977</text:p>
              </table:table-cell>
              <table:table-cell office:value-type="float" office:value="0.035410262">
                <text:p>0.035410262</text:p>
              </table:table-cell>
              <table:table-cell office:value-type="float" office:value="0.028008372">
                <text:p>0.028008372</text:p>
              </table:table-cell>
              <table:table-cell office:value-type="float" office:value="0.023202845">
                <text:p>0.023202845</text:p>
              </table:table-cell>
              <table:table-cell office:value-type="float" office:value="0.024487448">
                <text:p>0.024487448</text:p>
              </table:table-cell>
              <table:table-cell office:value-type="float" office:value="0.021464888">
                <text:p>0.02146488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73993125">
                <text:p>0.073993125</text:p>
              </table:table-cell>
              <table:table-cell office:value-type="float" office:value="0.042579038">
                <text:p>0.042579038</text:p>
              </table:table-cell>
              <table:table-cell office:value-type="float" office:value="0.029801646">
                <text:p>0.029801646</text:p>
              </table:table-cell>
              <table:table-cell office:value-type="float" office:value="0.026161279">
                <text:p>0.026161279</text:p>
              </table:table-cell>
              <table:table-cell office:value-type="float" office:value="0.023911486">
                <text:p>0.023911486</text:p>
              </table:table-cell>
              <table:table-cell office:value-type="float" office:value="0.027090738">
                <text:p>0.02709073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100082772">
                <text:p>0.100082772</text:p>
              </table:table-cell>
              <table:table-cell office:value-type="float" office:value="0.047954668">
                <text:p>0.047954668</text:p>
              </table:table-cell>
              <table:table-cell office:value-type="float" office:value="0.031558976">
                <text:p>0.031558976</text:p>
              </table:table-cell>
              <table:table-cell office:value-type="float" office:value="0.027139875">
                <text:p>0.027139875</text:p>
              </table:table-cell>
              <table:table-cell office:value-type="float" office:value="0.025027573">
                <text:p>0.025027573</text:p>
              </table:table-cell>
              <table:table-cell office:value-type="float" office:value="0.025004608">
                <text:p>0.02500460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78214629">
                <text:p>0.078214629</text:p>
              </table:table-cell>
              <table:table-cell office:value-type="float" office:value="0.04244777">
                <text:p>0.04244777</text:p>
              </table:table-cell>
              <table:table-cell office:value-type="float" office:value="0.029380687">
                <text:p>0.029380687</text:p>
              </table:table-cell>
              <table:table-cell office:value-type="float" office:value="0.023811458">
                <text:p>0.023811458</text:p>
              </table:table-cell>
              <table:table-cell office:value-type="float" office:value="0.022926561">
                <text:p>0.022926561</text:p>
              </table:table-cell>
              <table:table-cell office:value-type="float" office:value="0.022404761">
                <text:p>0.022404761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071481652">
                <text:p>0.071481652</text:p>
              </table:table-cell>
              <table:table-cell office:value-type="float" office:value="0.039433079">
                <text:p>0.039433079</text:p>
              </table:table-cell>
              <table:table-cell office:value-type="float" office:value="0.031893592">
                <text:p>0.031893592</text:p>
              </table:table-cell>
              <table:table-cell office:value-type="float" office:value="0.028032278">
                <text:p>0.028032278</text:p>
              </table:table-cell>
              <table:table-cell office:value-type="float" office:value="0.026527242">
                <text:p>0.026527242</text:p>
              </table:table-cell>
              <table:table-cell office:value-type="float" office:value="0.022118448">
                <text:p>0.0221184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39cm" svg:y="0.316cm" chart:style-name="ch2">
          <text:p>Multi Thread</text:p>
        </chart:title>
        <chart:subtitle svg:x="7.308cm" svg:y="1.275cm" chart:style-name="ch3">
          <text:p>Months</text:p>
        </chart:subtitle>
        <chart:legend chart:legend-position="end" svg:x="13.042cm" svg:y="2.878cm" style:legend-expansion="high" chart:style-name="ch4"/>
        <chart:plot-area chart:style-name="ch5" table:cell-range-address="Sheet1.A28:Sheet1.G40" chart:data-source-has-labels="both" svg:x="1.358cm" svg:y="2.318cm" svg:width="11.044cm" svg:height="5.494cm">
          <chartooo:coordinate-region svg:x="2.085cm" svg:y="2.53cm" svg:width="10.037cm" svg:height="4.609cm"/>
          <chart:axis chart:dimension="x" chart:name="primary-x" chart:style-name="ch6" chartooo:axis-type="auto">
            <chartooo:date-scale/>
            <chart:title svg:x="6.346cm" svg:y="7.993cm" chart:style-name="ch7">
              <text:p>Period</text:p>
            </chart:title>
            <chart:categories table:cell-range-address="Sheet1.A28:Sheet1.A40"/>
          </chart:axis>
          <chart:axis chart:dimension="y" chart:name="primary-y" chart:style-name="ch6">
            <chart:title svg:x="0.451cm" svg:y="6.048cm" chart:style-name="ch8">
              <text:p>Search Time</text:p>
            </chart:title>
            <chart:grid chart:style-name="ch9" chart:class="major"/>
          </chart:axis>
          <chart:series chart:style-name="ch10" chart:values-cell-range-address="Sheet1.B29:Sheet1.B40" chart:label-cell-address="Sheet1.B28:Sheet1.B28" chart:class="chart:line">
            <chart:data-point chart:repeated="12"/>
          </chart:series>
          <chart:series chart:style-name="ch11" chart:values-cell-range-address="Sheet1.C29:Sheet1.C40" chart:label-cell-address="Sheet1.C28:Sheet1.C28" chart:class="chart:line">
            <chart:data-point chart:repeated="12"/>
          </chart:series>
          <chart:series chart:style-name="ch12" chart:values-cell-range-address="Sheet1.D29:Sheet1.D40" chart:label-cell-address="Sheet1.D28:Sheet1.D28" chart:class="chart:line">
            <chart:data-point chart:repeated="12"/>
          </chart:series>
          <chart:series chart:style-name="ch13" chart:values-cell-range-address="Sheet1.E29:Sheet1.E40" chart:label-cell-address="Sheet1.E28:Sheet1.E28" chart:class="chart:line">
            <chart:data-point chart:repeated="12"/>
          </chart:series>
          <chart:series chart:style-name="ch14" chart:values-cell-range-address="Sheet1.F29:Sheet1.F40" chart:label-cell-address="Sheet1.F28:Sheet1.F28" chart:class="chart:line">
            <chart:data-point chart:repeated="12"/>
          </chart:series>
          <chart:series chart:style-name="ch15" chart:values-cell-range-address="Sheet1.G29:Sheet1.G40" chart:label-cell-address="Sheet1.G28:Sheet1.G28" chart:class="chart:line">
            <chart:data-point chart:repeated="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: 1</text:p>
                <draw:g>
                  <svg:desc>Sheet1.B28:Sheet1.B28</svg:desc>
                </draw:g>
              </table:table-cell>
              <table:table-cell office:value-type="string">
                <text:p>Threads: 2</text:p>
                <draw:g>
                  <svg:desc>Sheet1.C28:Sheet1.C28</svg:desc>
                </draw:g>
              </table:table-cell>
              <table:table-cell office:value-type="string">
                <text:p>Threads: 3</text:p>
                <draw:g>
                  <svg:desc>Sheet1.D28:Sheet1.D28</svg:desc>
                </draw:g>
              </table:table-cell>
              <table:table-cell office:value-type="string">
                <text:p>Threads: 4</text:p>
                <draw:g>
                  <svg:desc>Sheet1.E28:Sheet1.E28</svg:desc>
                </draw:g>
              </table:table-cell>
              <table:table-cell office:value-type="string">
                <text:p>Threads: 5</text:p>
                <draw:g>
                  <svg:desc>Sheet1.F28:Sheet1.F28</svg:desc>
                </draw:g>
              </table:table-cell>
              <table:table-cell office:value-type="string">
                <text:p>Threads: 6</text:p>
                <draw:g>
                  <svg:desc>Sheet1.G28:Sheet1.G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ays</text:p>
                <draw:g>
                  <svg:desc>Sheet1.A28:Sheet1.A40</svg:desc>
                </draw:g>
              </table:table-cell>
              <table:table-cell office:value-type="float" office:value="0.130675105">
                <text:p>0.130675105</text:p>
                <draw:g>
                  <svg:desc>Sheet1.B29:Sheet1.B40</svg:desc>
                </draw:g>
              </table:table-cell>
              <table:table-cell office:value-type="float" office:value="0.062073176">
                <text:p>0.062073176</text:p>
                <draw:g>
                  <svg:desc>Sheet1.C29:Sheet1.C40</svg:desc>
                </draw:g>
              </table:table-cell>
              <table:table-cell office:value-type="float" office:value="0.038650026">
                <text:p>0.038650026</text:p>
                <draw:g>
                  <svg:desc>Sheet1.D29:Sheet1.D40</svg:desc>
                </draw:g>
              </table:table-cell>
              <table:table-cell office:value-type="float" office:value="0.030048979">
                <text:p>0.030048979</text:p>
                <draw:g>
                  <svg:desc>Sheet1.E29:Sheet1.E40</svg:desc>
                </draw:g>
              </table:table-cell>
              <table:table-cell office:value-type="float" office:value="0.027925258">
                <text:p>0.027925258</text:p>
                <draw:g>
                  <svg:desc>Sheet1.F29:Sheet1.F40</svg:desc>
                </draw:g>
              </table:table-cell>
              <table:table-cell office:value-type="float" office:value="0.021655236">
                <text:p>0.021655236</text:p>
                <draw:g>
                  <svg:desc>Sheet1.G29:Sheet1.G40</svg:desc>
                </draw:g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118607616">
                <text:p>0.118607616</text:p>
              </table:table-cell>
              <table:table-cell office:value-type="float" office:value="0.065041403">
                <text:p>0.065041403</text:p>
              </table:table-cell>
              <table:table-cell office:value-type="float" office:value="0.050043214">
                <text:p>0.050043214</text:p>
              </table:table-cell>
              <table:table-cell office:value-type="float" office:value="0.043608119">
                <text:p>0.043608119</text:p>
              </table:table-cell>
              <table:table-cell office:value-type="float" office:value="0.03689398">
                <text:p>0.03689398</text:p>
              </table:table-cell>
              <table:table-cell office:value-type="float" office:value="0.035083301">
                <text:p>0.035083301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160523087">
                <text:p>0.160523087</text:p>
              </table:table-cell>
              <table:table-cell office:value-type="float" office:value="0.093940212">
                <text:p>0.093940212</text:p>
              </table:table-cell>
              <table:table-cell office:value-type="float" office:value="0.066823109">
                <text:p>0.066823109</text:p>
              </table:table-cell>
              <table:table-cell office:value-type="float" office:value="0.05966635">
                <text:p>0.05966635</text:p>
              </table:table-cell>
              <table:table-cell office:value-type="float" office:value="0.05099303">
                <text:p>0.05099303</text:p>
              </table:table-cell>
              <table:table-cell office:value-type="float" office:value="0.050859175">
                <text:p>0.05085917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202701885">
                <text:p>0.202701885</text:p>
              </table:table-cell>
              <table:table-cell office:value-type="float" office:value="0.112200959">
                <text:p>0.112200959</text:p>
              </table:table-cell>
              <table:table-cell office:value-type="float" office:value="0.085198788">
                <text:p>0.085198788</text:p>
              </table:table-cell>
              <table:table-cell office:value-type="float" office:value="0.071978242">
                <text:p>0.071978242</text:p>
              </table:table-cell>
              <table:table-cell office:value-type="float" office:value="0.066020834">
                <text:p>0.066020834</text:p>
              </table:table-cell>
              <table:table-cell office:value-type="float" office:value="0.058433749">
                <text:p>0.05843374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52409606">
                <text:p>0.252409606</text:p>
              </table:table-cell>
              <table:table-cell office:value-type="float" office:value="0.136301083">
                <text:p>0.136301083</text:p>
              </table:table-cell>
              <table:table-cell office:value-type="float" office:value="0.107121628">
                <text:p>0.107121628</text:p>
              </table:table-cell>
              <table:table-cell office:value-type="float" office:value="0.090676905">
                <text:p>0.090676905</text:p>
              </table:table-cell>
              <table:table-cell office:value-type="float" office:value="0.084918889">
                <text:p>0.084918889</text:p>
              </table:table-cell>
              <table:table-cell office:value-type="float" office:value="0.079748575">
                <text:p>0.079748575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295375819">
                <text:p>0.295375819</text:p>
              </table:table-cell>
              <table:table-cell office:value-type="float" office:value="0.173542636">
                <text:p>0.173542636</text:p>
              </table:table-cell>
              <table:table-cell office:value-type="float" office:value="0.128968452">
                <text:p>0.128968452</text:p>
              </table:table-cell>
              <table:table-cell office:value-type="float" office:value="0.111374735">
                <text:p>0.111374735</text:p>
              </table:table-cell>
              <table:table-cell office:value-type="float" office:value="0.099114589">
                <text:p>0.099114589</text:p>
              </table:table-cell>
              <table:table-cell office:value-type="float" office:value="0.093246774">
                <text:p>0.093246774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0.342559323">
                <text:p>0.342559323</text:p>
              </table:table-cell>
              <table:table-cell office:value-type="float" office:value="0.188149523">
                <text:p>0.188149523</text:p>
              </table:table-cell>
              <table:table-cell office:value-type="float" office:value="0.137758842">
                <text:p>0.137758842</text:p>
              </table:table-cell>
              <table:table-cell office:value-type="float" office:value="0.125333195">
                <text:p>0.125333195</text:p>
              </table:table-cell>
              <table:table-cell office:value-type="float" office:value="0.112453808">
                <text:p>0.112453808</text:p>
              </table:table-cell>
              <table:table-cell office:value-type="float" office:value="0.10308288">
                <text:p>0.10308288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0.380760742">
                <text:p>0.380760742</text:p>
              </table:table-cell>
              <table:table-cell office:value-type="float" office:value="0.219669733">
                <text:p>0.219669733</text:p>
              </table:table-cell>
              <table:table-cell office:value-type="float" office:value="0.164401357">
                <text:p>0.164401357</text:p>
              </table:table-cell>
              <table:table-cell office:value-type="float" office:value="0.143599715">
                <text:p>0.143599715</text:p>
              </table:table-cell>
              <table:table-cell office:value-type="float" office:value="0.128743293">
                <text:p>0.128743293</text:p>
              </table:table-cell>
              <table:table-cell office:value-type="float" office:value="0.119642214">
                <text:p>0.119642214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423307321">
                <text:p>0.423307321</text:p>
              </table:table-cell>
              <table:table-cell office:value-type="float" office:value="0.24008125">
                <text:p>0.24008125</text:p>
              </table:table-cell>
              <table:table-cell office:value-type="float" office:value="0.186916282">
                <text:p>0.186916282</text:p>
              </table:table-cell>
              <table:table-cell office:value-type="float" office:value="0.159114508">
                <text:p>0.159114508</text:p>
              </table:table-cell>
              <table:table-cell office:value-type="float" office:value="0.140540826">
                <text:p>0.140540826</text:p>
              </table:table-cell>
              <table:table-cell office:value-type="float" office:value="0.132136178">
                <text:p>0.132136178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0.497181986">
                <text:p>0.497181986</text:p>
              </table:table-cell>
              <table:table-cell office:value-type="float" office:value="0.275991523">
                <text:p>0.275991523</text:p>
              </table:table-cell>
              <table:table-cell office:value-type="float" office:value="0.221615122">
                <text:p>0.221615122</text:p>
              </table:table-cell>
              <table:table-cell office:value-type="float" office:value="0.181563146">
                <text:p>0.181563146</text:p>
              </table:table-cell>
              <table:table-cell office:value-type="float" office:value="0.171648565">
                <text:p>0.171648565</text:p>
              </table:table-cell>
              <table:table-cell office:value-type="float" office:value="0.156511389">
                <text:p>0.156511389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0.545853399">
                <text:p>0.545853399</text:p>
              </table:table-cell>
              <table:table-cell office:value-type="float" office:value="0.312420537">
                <text:p>0.312420537</text:p>
              </table:table-cell>
              <table:table-cell office:value-type="float" office:value="0.249082151">
                <text:p>0.249082151</text:p>
              </table:table-cell>
              <table:table-cell office:value-type="float" office:value="0.21401863">
                <text:p>0.21401863</text:p>
              </table:table-cell>
              <table:table-cell office:value-type="float" office:value="0.182091724">
                <text:p>0.182091724</text:p>
              </table:table-cell>
              <table:table-cell office:value-type="float" office:value="0.196678405">
                <text:p>0.196678405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636843987">
                <text:p>0.636843987</text:p>
              </table:table-cell>
              <table:table-cell office:value-type="float" office:value="0.354161954">
                <text:p>0.354161954</text:p>
              </table:table-cell>
              <table:table-cell office:value-type="float" office:value="0.265946401">
                <text:p>0.265946401</text:p>
              </table:table-cell>
              <table:table-cell office:value-type="float" office:value="0.230016884">
                <text:p>0.230016884</text:p>
              </table:table-cell>
              <table:table-cell office:value-type="float" office:value="0.201389528">
                <text:p>0.201389528</text:p>
              </table:table-cell>
              <table:table-cell office:value-type="float" office:value="0.200872282">
                <text:p>0.2008722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75cm" svg:height="8.981cm" xlink:href=".." xlink:type="simple" chart:class="chart:line" chart:style-name="ch1">
        <chart:title svg:x="6.726cm" svg:y="0.315cm" chart:style-name="ch2">
          <text:p>Multi Thread</text:p>
        </chart:title>
        <chart:subtitle svg:x="7.414cm" svg:y="1.273cm" chart:style-name="ch3">
          <text:p>Years</text:p>
        </chart:subtitle>
        <chart:legend chart:legend-position="end" svg:x="13.017cm" svg:y="2.868cm" style:legend-expansion="high" chart:style-name="ch4"/>
        <chart:plot-area chart:style-name="ch5" table:cell-range-address="Sheet1.A41:Sheet1.G53" chart:data-source-has-labels="both" svg:x="1.357cm" svg:y="2.314cm" svg:width="11.022cm" svg:height="5.48cm">
          <chartooo:coordinate-region svg:x="1.978cm" svg:y="2.526cm" svg:width="10.029cm" svg:height="4.595cm"/>
          <chart:axis chart:dimension="x" chart:name="primary-x" chart:style-name="ch6" chartooo:axis-type="auto">
            <chartooo:date-scale/>
            <chart:title svg:x="6.334cm" svg:y="7.974cm" chart:style-name="ch7">
              <text:p>Period</text:p>
            </chart:title>
            <chart:categories table:cell-range-address="Sheet1.A41:Sheet1.A53"/>
          </chart:axis>
          <chart:axis chart:dimension="y" chart:name="primary-y" chart:style-name="ch6">
            <chart:title svg:x="0.451cm" svg:y="6.037cm" chart:style-name="ch8">
              <text:p>Search Time</text:p>
            </chart:title>
            <chart:grid chart:style-name="ch9" chart:class="major"/>
          </chart:axis>
          <chart:series chart:style-name="ch10" chart:values-cell-range-address="Sheet1.B42:Sheet1.B53" chart:label-cell-address="Sheet1.B41:Sheet1.B41" chart:class="chart:line">
            <chart:data-point chart:repeated="12"/>
          </chart:series>
          <chart:series chart:style-name="ch11" chart:values-cell-range-address="Sheet1.C42:Sheet1.C53" chart:label-cell-address="Sheet1.C41:Sheet1.C41" chart:class="chart:line">
            <chart:data-point chart:repeated="12"/>
          </chart:series>
          <chart:series chart:style-name="ch12" chart:values-cell-range-address="Sheet1.D42:Sheet1.D53" chart:label-cell-address="Sheet1.D41:Sheet1.D41" chart:class="chart:line">
            <chart:data-point chart:repeated="12"/>
          </chart:series>
          <chart:series chart:style-name="ch13" chart:values-cell-range-address="Sheet1.E42:Sheet1.E53" chart:label-cell-address="Sheet1.E41:Sheet1.E41" chart:class="chart:line">
            <chart:data-point chart:repeated="12"/>
          </chart:series>
          <chart:series chart:style-name="ch14" chart:values-cell-range-address="Sheet1.F42:Sheet1.F53" chart:label-cell-address="Sheet1.F41:Sheet1.F41" chart:class="chart:line">
            <chart:data-point chart:repeated="12"/>
          </chart:series>
          <chart:series chart:style-name="ch15" chart:values-cell-range-address="Sheet1.G42:Sheet1.G53" chart:label-cell-address="Sheet1.G41:Sheet1.G41" chart:class="chart:line">
            <chart:data-point chart:repeated="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: 1</text:p>
                <draw:g>
                  <svg:desc>Sheet1.B41:Sheet1.B41</svg:desc>
                </draw:g>
              </table:table-cell>
              <table:table-cell office:value-type="string">
                <text:p>Threads: 2</text:p>
                <draw:g>
                  <svg:desc>Sheet1.C41:Sheet1.C41</svg:desc>
                </draw:g>
              </table:table-cell>
              <table:table-cell office:value-type="string">
                <text:p>Threads: 3</text:p>
                <draw:g>
                  <svg:desc>Sheet1.D41:Sheet1.D41</svg:desc>
                </draw:g>
              </table:table-cell>
              <table:table-cell office:value-type="string">
                <text:p>Threads: 4</text:p>
                <draw:g>
                  <svg:desc>Sheet1.E41:Sheet1.E41</svg:desc>
                </draw:g>
              </table:table-cell>
              <table:table-cell office:value-type="string">
                <text:p>Threads: 5</text:p>
                <draw:g>
                  <svg:desc>Sheet1.F41:Sheet1.F41</svg:desc>
                </draw:g>
              </table:table-cell>
              <table:table-cell office:value-type="string">
                <text:p>Threads: 6</text:p>
                <draw:g>
                  <svg:desc>Sheet1.G41:Sheet1.G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ays</text:p>
                <draw:g>
                  <svg:desc>Sheet1.A41:Sheet1.A53</svg:desc>
                </draw:g>
              </table:table-cell>
              <table:table-cell office:value-type="float" office:value="0.76649016">
                <text:p>0.76649016</text:p>
                <draw:g>
                  <svg:desc>Sheet1.B42:Sheet1.B53</svg:desc>
                </draw:g>
              </table:table-cell>
              <table:table-cell office:value-type="float" office:value="0.353475037">
                <text:p>0.353475037</text:p>
                <draw:g>
                  <svg:desc>Sheet1.C42:Sheet1.C53</svg:desc>
                </draw:g>
              </table:table-cell>
              <table:table-cell office:value-type="float" office:value="0.269076815">
                <text:p>0.269076815</text:p>
                <draw:g>
                  <svg:desc>Sheet1.D42:Sheet1.D53</svg:desc>
                </draw:g>
              </table:table-cell>
              <table:table-cell office:value-type="float" office:value="0.221519756">
                <text:p>0.221519756</text:p>
                <draw:g>
                  <svg:desc>Sheet1.E42:Sheet1.E53</svg:desc>
                </draw:g>
              </table:table-cell>
              <table:table-cell office:value-type="float" office:value="0.228165791">
                <text:p>0.228165791</text:p>
                <draw:g>
                  <svg:desc>Sheet1.F42:Sheet1.F53</svg:desc>
                </draw:g>
              </table:table-cell>
              <table:table-cell office:value-type="float" office:value="0.223563827">
                <text:p>0.223563827</text:p>
                <draw:g>
                  <svg:desc>Sheet1.G42:Sheet1.G53</svg:desc>
                </draw:g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1.263296561">
                <text:p>1.263296561</text:p>
              </table:table-cell>
              <table:table-cell office:value-type="float" office:value="0.688281454">
                <text:p>0.688281454</text:p>
              </table:table-cell>
              <table:table-cell office:value-type="float" office:value="0.556350121">
                <text:p>0.556350121</text:p>
              </table:table-cell>
              <table:table-cell office:value-type="float" office:value="0.53256026">
                <text:p>0.53256026</text:p>
              </table:table-cell>
              <table:table-cell office:value-type="float" office:value="0.450170825">
                <text:p>0.450170825</text:p>
              </table:table-cell>
              <table:table-cell office:value-type="float" office:value="0.414584286">
                <text:p>0.414584286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.883616389">
                <text:p>1.883616389</text:p>
              </table:table-cell>
              <table:table-cell office:value-type="float" office:value="1.101052815">
                <text:p>1.101052815</text:p>
              </table:table-cell>
              <table:table-cell office:value-type="float" office:value="0.879969586">
                <text:p>0.879969586</text:p>
              </table:table-cell>
              <table:table-cell office:value-type="float" office:value="0.74093495">
                <text:p>0.74093495</text:p>
              </table:table-cell>
              <table:table-cell office:value-type="float" office:value="0.638541553">
                <text:p>0.638541553</text:p>
              </table:table-cell>
              <table:table-cell office:value-type="float" office:value="0.857180964">
                <text:p>0.857180964</text:p>
              </table:table-cell>
            </table:table-row>
            <table:table-row>
              <table:table-cell office:value-type="float" office:value="1096">
                <text:p>1100</text:p>
              </table:table-cell>
              <table:table-cell office:value-type="float" office:value="2.58293886">
                <text:p>2.58293886</text:p>
              </table:table-cell>
              <table:table-cell office:value-type="float" office:value="1.511138629">
                <text:p>1.511138629</text:p>
              </table:table-cell>
              <table:table-cell office:value-type="float" office:value="1.195917397">
                <text:p>1.195917397</text:p>
              </table:table-cell>
              <table:table-cell office:value-type="float" office:value="1.106734388">
                <text:p>1.106734388</text:p>
              </table:table-cell>
              <table:table-cell office:value-type="float" office:value="0.886846125">
                <text:p>0.886846125</text:p>
              </table:table-cell>
              <table:table-cell office:value-type="float" office:value="0.827680342">
                <text:p>0.827680342</text:p>
              </table:table-cell>
            </table:table-row>
            <table:table-row>
              <table:table-cell office:value-type="float" office:value="1461">
                <text:p>1460</text:p>
              </table:table-cell>
              <table:table-cell office:value-type="float" office:value="3.21694345">
                <text:p>3.21694345</text:p>
              </table:table-cell>
              <table:table-cell office:value-type="float" office:value="1.890988257">
                <text:p>1.890988257</text:p>
              </table:table-cell>
              <table:table-cell office:value-type="float" office:value="1.590570099">
                <text:p>1.590570099</text:p>
              </table:table-cell>
              <table:table-cell office:value-type="float" office:value="1.260010589">
                <text:p>1.260010589</text:p>
              </table:table-cell>
              <table:table-cell office:value-type="float" office:value="1.154642229">
                <text:p>1.154642229</text:p>
              </table:table-cell>
              <table:table-cell office:value-type="float" office:value="1.063184324">
                <text:p>1.063184324</text:p>
              </table:table-cell>
            </table:table-row>
            <table:table-row>
              <table:table-cell office:value-type="float" office:value="1826">
                <text:p>1830</text:p>
              </table:table-cell>
              <table:table-cell office:value-type="float" office:value="3.96421503">
                <text:p>3.96421503</text:p>
              </table:table-cell>
              <table:table-cell office:value-type="float" office:value="2.344169006">
                <text:p>2.344169006</text:p>
              </table:table-cell>
              <table:table-cell office:value-type="float" office:value="1.792723947">
                <text:p>1.792723947</text:p>
              </table:table-cell>
              <table:table-cell office:value-type="float" office:value="1.712518106">
                <text:p>1.712518106</text:p>
              </table:table-cell>
              <table:table-cell office:value-type="float" office:value="1.40028734">
                <text:p>1.40028734</text:p>
              </table:table-cell>
              <table:table-cell office:value-type="float" office:value="1.323525167">
                <text:p>1.323525167</text:p>
              </table:table-cell>
            </table:table-row>
            <table:table-row>
              <table:table-cell office:value-type="float" office:value="2191">
                <text:p>2190</text:p>
              </table:table-cell>
              <table:table-cell office:value-type="float" office:value="5.190156923">
                <text:p>5.190156923</text:p>
              </table:table-cell>
              <table:table-cell office:value-type="float" office:value="3.159633571">
                <text:p>3.159633571</text:p>
              </table:table-cell>
              <table:table-cell office:value-type="float" office:value="2.270805919">
                <text:p>2.270805919</text:p>
              </table:table-cell>
              <table:table-cell office:value-type="float" office:value="2.136303756">
                <text:p>2.136303756</text:p>
              </table:table-cell>
              <table:table-cell office:value-type="float" office:value="1.979716993">
                <text:p>1.979716993</text:p>
              </table:table-cell>
              <table:table-cell office:value-type="float" office:value="1.748858703">
                <text:p>1.748858703</text:p>
              </table:table-cell>
            </table:table-row>
            <table:table-row>
              <table:table-cell office:value-type="float" office:value="2557">
                <text:p>2560</text:p>
              </table:table-cell>
              <table:table-cell office:value-type="float" office:value="6.194175677">
                <text:p>6.194175677</text:p>
              </table:table-cell>
              <table:table-cell office:value-type="float" office:value="3.42345005">
                <text:p>3.42345005</text:p>
              </table:table-cell>
              <table:table-cell office:value-type="float" office:value="3.176486273">
                <text:p>3.176486273</text:p>
              </table:table-cell>
              <table:table-cell office:value-type="float" office:value="2.780207638">
                <text:p>2.780207638</text:p>
              </table:table-cell>
              <table:table-cell office:value-type="float" office:value="2.615281444">
                <text:p>2.615281444</text:p>
              </table:table-cell>
              <table:table-cell office:value-type="float" office:value="2.592503087">
                <text:p>2.592503087</text:p>
              </table:table-cell>
            </table:table-row>
            <table:table-row>
              <table:table-cell office:value-type="float" office:value="2922">
                <text:p>2920</text:p>
              </table:table-cell>
              <table:table-cell office:value-type="float" office:value="7.361550714">
                <text:p>7.361550714</text:p>
              </table:table-cell>
              <table:table-cell office:value-type="float" office:value="4.735355907">
                <text:p>4.735355907</text:p>
              </table:table-cell>
              <table:table-cell office:value-type="float" office:value="3.300447773">
                <text:p>3.300447773</text:p>
              </table:table-cell>
              <table:table-cell office:value-type="float" office:value="2.998033976">
                <text:p>2.998033976</text:p>
              </table:table-cell>
              <table:table-cell office:value-type="float" office:value="3.282414537">
                <text:p>3.282414537</text:p>
              </table:table-cell>
              <table:table-cell office:value-type="float" office:value="3.293594434">
                <text:p>3.293594434</text:p>
              </table:table-cell>
            </table:table-row>
            <table:table-row>
              <table:table-cell office:value-type="float" office:value="3287">
                <text:p>3290</text:p>
              </table:table-cell>
              <table:table-cell office:value-type="float" office:value="8.267101703">
                <text:p>8.267101703</text:p>
              </table:table-cell>
              <table:table-cell office:value-type="float" office:value="4.879933235">
                <text:p>4.879933235</text:p>
              </table:table-cell>
              <table:table-cell office:value-type="float" office:value="3.823526664">
                <text:p>3.823526664</text:p>
              </table:table-cell>
              <table:table-cell office:value-type="float" office:value="3.325910503">
                <text:p>3.325910503</text:p>
              </table:table-cell>
              <table:table-cell office:value-type="float" office:value="3.779414771">
                <text:p>3.779414771</text:p>
              </table:table-cell>
              <table:table-cell office:value-type="float" office:value="4.095745759">
                <text:p>4.095745759</text:p>
              </table:table-cell>
            </table:table-row>
            <table:table-row>
              <table:table-cell office:value-type="float" office:value="3652">
                <text:p>3650</text:p>
              </table:table-cell>
              <table:table-cell office:value-type="float" office:value="9.22042347">
                <text:p>9.22042347</text:p>
              </table:table-cell>
              <table:table-cell office:value-type="float" office:value="5.409191806">
                <text:p>5.409191806</text:p>
              </table:table-cell>
              <table:table-cell office:value-type="float" office:value="4.625116268">
                <text:p>4.625116268</text:p>
              </table:table-cell>
              <table:table-cell office:value-type="float" office:value="4.348104047">
                <text:p>4.348104047</text:p>
              </table:table-cell>
              <table:table-cell office:value-type="float" office:value="5.023400164">
                <text:p>5.023400164</text:p>
              </table:table-cell>
              <table:table-cell office:value-type="float" office:value="4.762909964">
                <text:p>4.762909964</text:p>
              </table:table-cell>
            </table:table-row>
            <table:table-row>
              <table:table-cell office:value-type="float" office:value="4018">
                <text:p>4020</text:p>
              </table:table-cell>
              <table:table-cell office:value-type="float" office:value="10.503665835">
                <text:p>10.503665835</text:p>
              </table:table-cell>
              <table:table-cell office:value-type="float" office:value="6.239087814">
                <text:p>6.239087814</text:p>
              </table:table-cell>
              <table:table-cell office:value-type="float" office:value="4.773865342">
                <text:p>4.773865342</text:p>
              </table:table-cell>
              <table:table-cell office:value-type="float" office:value="5.345842837">
                <text:p>5.345842837</text:p>
              </table:table-cell>
              <table:table-cell office:value-type="float" office:value="5.999913828">
                <text:p>5.999913828</text:p>
              </table:table-cell>
              <table:table-cell office:value-type="float" office:value="5.347669659">
                <text:p>5.3476696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